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8cm"/>
    </style:style>
    <style:style style:name="co2" style:family="table-column">
      <style:table-column-properties fo:break-before="auto" style:column-width="4.038cm"/>
    </style:style>
    <style:style style:name="co3" style:family="table-column">
      <style:table-column-properties fo:break-before="auto" style:column-width="3.657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1.533cm"/>
    </style:style>
    <style:style style:name="co6" style:family="table-column">
      <style:table-column-properties fo:break-before="auto" style:column-width="0.933cm"/>
    </style:style>
    <style:style style:name="co7" style:family="table-column">
      <style:table-column-properties fo:break-before="auto" style:column-width="2.10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eanEstimateTSO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Read_length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MeanLengthEstimat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YearOfBirth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6933_markdup.bam</text:p>
          </table:table-cell>
          <table:table-cell office:value-type="float" office:value="5367.6" calcext:value-type="float">
            <text:p>5367.6</text:p>
          </table:table-cell>
          <table:table-cell office:value-type="float" office:value="5127.5" calcext:value-type="float">
            <text:p>5127.5</text:p>
          </table:table-cell>
          <table:table-cell office:value-type="float" office:value="5708.4" calcext:value-type="float">
            <text:p>5708.4</text:p>
          </table:table-cell>
          <table:table-cell office:value-type="string" calcext:value-type="string">
            <text:p>F</text:p>
          </table:table-cell>
          <table:table-cell office:value-type="float" office:value="1972" calcext:value-type="float">
            <text:p>197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132_markdup.bam</text:p>
          </table:table-cell>
          <table:table-cell office:value-type="float" office:value="11247.4666666667" calcext:value-type="float">
            <text:p>11247.4666666667</text:p>
          </table:table-cell>
          <table:table-cell office:value-type="float" office:value="10466.7" calcext:value-type="float">
            <text:p>10466.7</text:p>
          </table:table-cell>
          <table:table-cell office:value-type="float" office:value="11755.4" calcext:value-type="float">
            <text:p>11755.4</text:p>
          </table:table-cell>
          <table:table-cell office:value-type="string" calcext:value-type="string">
            <text:p>F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^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135_markdup.bam</text:p>
          </table:table-cell>
          <table:table-cell office:value-type="float" office:value="6315.7" calcext:value-type="float">
            <text:p>6315.7</text:p>
          </table:table-cell>
          <table:table-cell office:value-type="float" office:value="6181.3" calcext:value-type="float">
            <text:p>6181.3</text:p>
          </table:table-cell>
          <table:table-cell office:value-type="float" office:value="6425.9" calcext:value-type="float">
            <text:p>6425.9</text:p>
          </table:table-cell>
          <table:table-cell office:value-type="string" calcext:value-type="string">
            <text:p>M</text:p>
          </table:table-cell>
          <table:table-cell office:value-type="float" office:value="1986" calcext:value-type="float">
            <text:p>1986</text:p>
          </table:table-cell>
          <table:table-cell/>
          <table:table-cell table:formula="of:=RSQ([.C2:.C121];[.G2:.G121])" office:value-type="float" office:value="0.270006566938941" calcext:value-type="float">
            <text:p>0.27000656693894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139_markdup.bam</text:p>
          </table:table-cell>
          <table:table-cell office:value-type="float" office:value="5500.33333333333" calcext:value-type="float">
            <text:p>5500.33333333333</text:p>
          </table:table-cell>
          <table:table-cell office:value-type="float" office:value="5479.4" calcext:value-type="float">
            <text:p>5479.4</text:p>
          </table:table-cell>
          <table:table-cell office:value-type="float" office:value="5520.4" calcext:value-type="float">
            <text:p>5520.4</text:p>
          </table:table-cell>
          <table:table-cell office:value-type="string" calcext:value-type="string">
            <text:p>M</text:p>
          </table:table-cell>
          <table:table-cell office:value-type="float" office:value="1954" calcext:value-type="float">
            <text:p>1954</text:p>
          </table:table-cell>
          <table:table-cell/>
          <table:table-cell table:formula="of:=RSQ([.C122:.C241];[.G122:.G241])" office:value-type="float" office:value="0.00351807575367412" calcext:value-type="float">
            <text:p>0.00351807575367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140_markdup.bam</text:p>
          </table:table-cell>
          <table:table-cell office:value-type="float" office:value="6673.76666666667" calcext:value-type="float">
            <text:p>6673.76666666667</text:p>
          </table:table-cell>
          <table:table-cell office:value-type="float" office:value="6575.3" calcext:value-type="float">
            <text:p>6575.3</text:p>
          </table:table-cell>
          <table:table-cell office:value-type="float" office:value="6802.3" calcext:value-type="float">
            <text:p>6802.3</text:p>
          </table:table-cell>
          <table:table-cell office:value-type="string" calcext:value-type="string">
            <text:p>M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Corr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156_markdup.bam</text:p>
          </table:table-cell>
          <table:table-cell office:value-type="float" office:value="6964.73333333333" calcext:value-type="float">
            <text:p>6964.73333333333</text:p>
          </table:table-cell>
          <table:table-cell office:value-type="float" office:value="6916.1" calcext:value-type="float">
            <text:p>6916.1</text:p>
          </table:table-cell>
          <table:table-cell office:value-type="float" office:value="7037" calcext:value-type="float">
            <text:p>7037</text:p>
          </table:table-cell>
          <table:table-cell office:value-type="string" calcext:value-type="string">
            <text:p>F</text:p>
          </table:table-cell>
          <table:table-cell office:value-type="float" office:value="1971" calcext:value-type="float">
            <text:p>1971</text:p>
          </table:table-cell>
          <table:table-cell/>
          <table:table-cell table:formula="of:=CORREL([.C2:.C121];[.G2:.G121])" office:value-type="float" office:value="0.519621561272183" calcext:value-type="float">
            <text:p>0.51962156127218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157_markdup.bam</text:p>
          </table:table-cell>
          <table:table-cell office:value-type="float" office:value="6655.4" calcext:value-type="float">
            <text:p>6655.4</text:p>
          </table:table-cell>
          <table:table-cell office:value-type="float" office:value="6535.1" calcext:value-type="float">
            <text:p>6535.1</text:p>
          </table:table-cell>
          <table:table-cell office:value-type="float" office:value="6819.1" calcext:value-type="float">
            <text:p>6819.1</text:p>
          </table:table-cell>
          <table:table-cell office:value-type="string" calcext:value-type="string">
            <text:p>F</text:p>
          </table:table-cell>
          <table:table-cell office:value-type="float" office:value="1985" calcext:value-type="float">
            <text:p>1985</text:p>
          </table:table-cell>
          <table:table-cell/>
          <table:table-cell table:formula="of:=CORREL([.C122:.C241];[.G122:.G241])" office:value-type="float" office:value="0.0593133690973133" calcext:value-type="float">
            <text:p>0.05931336909731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158_markdup.bam</text:p>
          </table:table-cell>
          <table:table-cell office:value-type="float" office:value="4920.2" calcext:value-type="float">
            <text:p>4920.2</text:p>
          </table:table-cell>
          <table:table-cell office:value-type="float" office:value="4710.5" calcext:value-type="float">
            <text:p>4710.5</text:p>
          </table:table-cell>
          <table:table-cell office:value-type="float" office:value="5094.9" calcext:value-type="float">
            <text:p>5094.9</text:p>
          </table:table-cell>
          <table:table-cell office:value-type="string" calcext:value-type="string">
            <text:p>M</text:p>
          </table:table-cell>
          <table:table-cell office:value-type="float" office:value="1943" calcext:value-type="float">
            <text:p>1943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159_markdup.bam</text:p>
          </table:table-cell>
          <table:table-cell office:value-type="float" office:value="5821.1" calcext:value-type="float">
            <text:p>5821.1</text:p>
          </table:table-cell>
          <table:table-cell office:value-type="float" office:value="5807.1" calcext:value-type="float">
            <text:p>5807.1</text:p>
          </table:table-cell>
          <table:table-cell office:value-type="float" office:value="5847.8" calcext:value-type="float">
            <text:p>5847.8</text:p>
          </table:table-cell>
          <table:table-cell office:value-type="string" calcext:value-type="string">
            <text:p>M</text:p>
          </table:table-cell>
          <table:table-cell office:value-type="float" office:value="1964" calcext:value-type="float">
            <text:p>1964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189_markdup.bam</text:p>
          </table:table-cell>
          <table:table-cell office:value-type="float" office:value="7846.46666666667" calcext:value-type="float">
            <text:p>7846.46666666667</text:p>
          </table:table-cell>
          <table:table-cell office:value-type="float" office:value="7805.3" calcext:value-type="float">
            <text:p>7805.3</text:p>
          </table:table-cell>
          <table:table-cell office:value-type="float" office:value="7900.8" calcext:value-type="float">
            <text:p>7900.8</text:p>
          </table:table-cell>
          <table:table-cell office:value-type="string" calcext:value-type="string">
            <text:p>F</text:p>
          </table:table-cell>
          <table:table-cell office:value-type="float" office:value="1981" calcext:value-type="float">
            <text:p>1981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191_markdup.bam</text:p>
          </table:table-cell>
          <table:table-cell office:value-type="float" office:value="6957.5" calcext:value-type="float">
            <text:p>6957.5</text:p>
          </table:table-cell>
          <table:table-cell office:value-type="float" office:value="6857.9" calcext:value-type="float">
            <text:p>6857.9</text:p>
          </table:table-cell>
          <table:table-cell office:value-type="float" office:value="7132.2" calcext:value-type="float">
            <text:p>7132.2</text:p>
          </table:table-cell>
          <table:table-cell office:value-type="string" calcext:value-type="string">
            <text:p>F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193_markdup.bam</text:p>
          </table:table-cell>
          <table:table-cell office:value-type="float" office:value="6663.46666666667" calcext:value-type="float">
            <text:p>6663.46666666667</text:p>
          </table:table-cell>
          <table:table-cell office:value-type="float" office:value="6463.2" calcext:value-type="float">
            <text:p>6463.2</text:p>
          </table:table-cell>
          <table:table-cell office:value-type="float" office:value="6792.1" calcext:value-type="float">
            <text:p>6792.1</text:p>
          </table:table-cell>
          <table:table-cell office:value-type="string" calcext:value-type="string">
            <text:p>M</text:p>
          </table:table-cell>
          <table:table-cell office:value-type="float" office:value="1962" calcext:value-type="float">
            <text:p>196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201_markdup.bam</text:p>
          </table:table-cell>
          <table:table-cell office:value-type="float" office:value="6393.83333333333" calcext:value-type="float">
            <text:p>6393.83333333333</text:p>
          </table:table-cell>
          <table:table-cell office:value-type="float" office:value="6250" calcext:value-type="float">
            <text:p>6250</text:p>
          </table:table-cell>
          <table:table-cell office:value-type="float" office:value="6490.8" calcext:value-type="float">
            <text:p>6490.8</text:p>
          </table:table-cell>
          <table:table-cell office:value-type="string" calcext:value-type="string">
            <text:p>F</text:p>
          </table:table-cell>
          <table:table-cell office:value-type="float" office:value="1967" calcext:value-type="float">
            <text:p>1967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202_markdup.bam</text:p>
          </table:table-cell>
          <table:table-cell office:value-type="float" office:value="6675.96666666667" calcext:value-type="float">
            <text:p>6675.96666666667</text:p>
          </table:table-cell>
          <table:table-cell office:value-type="float" office:value="6576.7" calcext:value-type="float">
            <text:p>6576.7</text:p>
          </table:table-cell>
          <table:table-cell office:value-type="float" office:value="6777.9" calcext:value-type="float">
            <text:p>6777.9</text:p>
          </table:table-cell>
          <table:table-cell office:value-type="string" calcext:value-type="string">
            <text:p>M</text:p>
          </table:table-cell>
          <table:table-cell office:value-type="float" office:value="2018" calcext:value-type="float">
            <text:p>2018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209_markdup.bam</text:p>
          </table:table-cell>
          <table:table-cell office:value-type="float" office:value="7575.23333333333" calcext:value-type="float">
            <text:p>7575.23333333333</text:p>
          </table:table-cell>
          <table:table-cell office:value-type="float" office:value="7328" calcext:value-type="float">
            <text:p>7328</text:p>
          </table:table-cell>
          <table:table-cell office:value-type="float" office:value="7819" calcext:value-type="float">
            <text:p>7819</text:p>
          </table:table-cell>
          <table:table-cell office:value-type="string" calcext:value-type="string">
            <text:p>M</text:p>
          </table:table-cell>
          <table:table-cell office:value-type="float" office:value="1998" calcext:value-type="float">
            <text:p>1998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238_markdup.bam</text:p>
          </table:table-cell>
          <table:table-cell office:value-type="float" office:value="7688.66666666667" calcext:value-type="float">
            <text:p>7688.66666666667</text:p>
          </table:table-cell>
          <table:table-cell office:value-type="float" office:value="7593.2" calcext:value-type="float">
            <text:p>7593.2</text:p>
          </table:table-cell>
          <table:table-cell office:value-type="float" office:value="7853.8" calcext:value-type="float">
            <text:p>7853.8</text:p>
          </table:table-cell>
          <table:table-cell office:value-type="string" calcext:value-type="string">
            <text:p>M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239_markdup.bam</text:p>
          </table:table-cell>
          <table:table-cell office:value-type="float" office:value="9789.63333333333" calcext:value-type="float">
            <text:p>9789.63333333333</text:p>
          </table:table-cell>
          <table:table-cell office:value-type="float" office:value="9680.3" calcext:value-type="float">
            <text:p>9680.3</text:p>
          </table:table-cell>
          <table:table-cell office:value-type="float" office:value="9896.6" calcext:value-type="float">
            <text:p>9896.6</text:p>
          </table:table-cell>
          <table:table-cell office:value-type="string" calcext:value-type="string">
            <text:p>M</text:p>
          </table:table-cell>
          <table:table-cell office:value-type="float" office:value="2004" calcext:value-type="float">
            <text:p>2004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248_markdup.bam</text:p>
          </table:table-cell>
          <table:table-cell office:value-type="float" office:value="6390.36666666667" calcext:value-type="float">
            <text:p>6390.36666666667</text:p>
          </table:table-cell>
          <table:table-cell office:value-type="float" office:value="6265.9" calcext:value-type="float">
            <text:p>6265.9</text:p>
          </table:table-cell>
          <table:table-cell office:value-type="float" office:value="6472.6" calcext:value-type="float">
            <text:p>6472.6</text:p>
          </table:table-cell>
          <table:table-cell office:value-type="string" calcext:value-type="string">
            <text:p>F</text:p>
          </table:table-cell>
          <table:table-cell office:value-type="float" office:value="1954" calcext:value-type="float">
            <text:p>1954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262_markdup.bam</text:p>
          </table:table-cell>
          <table:table-cell office:value-type="float" office:value="5566" calcext:value-type="float">
            <text:p>5566</text:p>
          </table:table-cell>
          <table:table-cell office:value-type="float" office:value="5480" calcext:value-type="float">
            <text:p>5480</text:p>
          </table:table-cell>
          <table:table-cell office:value-type="float" office:value="5635.8" calcext:value-type="float">
            <text:p>5635.8</text:p>
          </table:table-cell>
          <table:table-cell office:value-type="string" calcext:value-type="string">
            <text:p>M</text:p>
          </table:table-cell>
          <table:table-cell office:value-type="float" office:value="1985" calcext:value-type="float">
            <text:p>1985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268_markdup.bam</text:p>
          </table:table-cell>
          <table:table-cell office:value-type="float" office:value="7564.46666666667" calcext:value-type="float">
            <text:p>7564.46666666667</text:p>
          </table:table-cell>
          <table:table-cell office:value-type="float" office:value="7376" calcext:value-type="float">
            <text:p>7376</text:p>
          </table:table-cell>
          <table:table-cell office:value-type="float" office:value="7818.7" calcext:value-type="float">
            <text:p>7818.7</text:p>
          </table:table-cell>
          <table:table-cell office:value-type="string" calcext:value-type="string">
            <text:p>M</text:p>
          </table:table-cell>
          <table:table-cell office:value-type="float" office:value="2004" calcext:value-type="float">
            <text:p>2004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283_markdup.bam</text:p>
          </table:table-cell>
          <table:table-cell office:value-type="float" office:value="5816.23333333333" calcext:value-type="float">
            <text:p>5816.23333333333</text:p>
          </table:table-cell>
          <table:table-cell office:value-type="float" office:value="5726.5" calcext:value-type="float">
            <text:p>5726.5</text:p>
          </table:table-cell>
          <table:table-cell office:value-type="float" office:value="5872.8" calcext:value-type="float">
            <text:p>5872.8</text:p>
          </table:table-cell>
          <table:table-cell office:value-type="string" calcext:value-type="string">
            <text:p>F</text:p>
          </table:table-cell>
          <table:table-cell office:value-type="float" office:value="1968" calcext:value-type="float">
            <text:p>1968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285_markdup.bam</text:p>
          </table:table-cell>
          <table:table-cell office:value-type="float" office:value="5146.3" calcext:value-type="float">
            <text:p>5146.3</text:p>
          </table:table-cell>
          <table:table-cell office:value-type="float" office:value="5090.3" calcext:value-type="float">
            <text:p>5090.3</text:p>
          </table:table-cell>
          <table:table-cell office:value-type="float" office:value="5200.5" calcext:value-type="float">
            <text:p>5200.5</text:p>
          </table:table-cell>
          <table:table-cell office:value-type="string" calcext:value-type="string">
            <text:p>F</text:p>
          </table:table-cell>
          <table:table-cell office:value-type="float" office:value="1985" calcext:value-type="float">
            <text:p>1985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313_markdup.bam</text:p>
          </table:table-cell>
          <table:table-cell office:value-type="float" office:value="5029.2" calcext:value-type="float">
            <text:p>5029.2</text:p>
          </table:table-cell>
          <table:table-cell office:value-type="float" office:value="4846.4" calcext:value-type="float">
            <text:p>4846.4</text:p>
          </table:table-cell>
          <table:table-cell office:value-type="float" office:value="5193.8" calcext:value-type="float">
            <text:p>5193.8</text:p>
          </table:table-cell>
          <table:table-cell office:value-type="string" calcext:value-type="string">
            <text:p>M</text:p>
          </table:table-cell>
          <table:table-cell office:value-type="float" office:value="1961" calcext:value-type="float">
            <text:p>1961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314_markdup.bam</text:p>
          </table:table-cell>
          <table:table-cell office:value-type="float" office:value="6268.93333333333" calcext:value-type="float">
            <text:p>6268.93333333333</text:p>
          </table:table-cell>
          <table:table-cell office:value-type="float" office:value="6226" calcext:value-type="float">
            <text:p>6226</text:p>
          </table:table-cell>
          <table:table-cell office:value-type="float" office:value="6352.6" calcext:value-type="float">
            <text:p>6352.6</text:p>
          </table:table-cell>
          <table:table-cell office:value-type="string" calcext:value-type="string">
            <text:p>M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103_markdup.bam</text:p>
          </table:table-cell>
          <table:table-cell office:value-type="float" office:value="5576.86666666667" calcext:value-type="float">
            <text:p>5576.86666666667</text:p>
          </table:table-cell>
          <table:table-cell office:value-type="float" office:value="5431.2" calcext:value-type="float">
            <text:p>5431.2</text:p>
          </table:table-cell>
          <table:table-cell office:value-type="float" office:value="5806" calcext:value-type="float">
            <text:p>5806</text:p>
          </table:table-cell>
          <table:table-cell office:value-type="string" calcext:value-type="string">
            <text:p>F</text:p>
          </table:table-cell>
          <table:table-cell office:value-type="float" office:value="1982" calcext:value-type="float">
            <text:p>198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121_markdup.bam</text:p>
          </table:table-cell>
          <table:table-cell office:value-type="float" office:value="5541.46666666667" calcext:value-type="float">
            <text:p>5541.46666666667</text:p>
          </table:table-cell>
          <table:table-cell office:value-type="float" office:value="5327" calcext:value-type="float">
            <text:p>5327</text:p>
          </table:table-cell>
          <table:table-cell office:value-type="float" office:value="5717.6" calcext:value-type="float">
            <text:p>5717.6</text:p>
          </table:table-cell>
          <table:table-cell office:value-type="string" calcext:value-type="string">
            <text:p>F</text:p>
          </table:table-cell>
          <table:table-cell office:value-type="float" office:value="1967" calcext:value-type="float">
            <text:p>1967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128_markdup.bam</text:p>
          </table:table-cell>
          <table:table-cell office:value-type="float" office:value="5737.66666666667" calcext:value-type="float">
            <text:p>5737.66666666667</text:p>
          </table:table-cell>
          <table:table-cell office:value-type="float" office:value="5657.7" calcext:value-type="float">
            <text:p>5657.7</text:p>
          </table:table-cell>
          <table:table-cell office:value-type="float" office:value="5843.3" calcext:value-type="float">
            <text:p>5843.3</text:p>
          </table:table-cell>
          <table:table-cell office:value-type="string" calcext:value-type="string">
            <text:p>F</text:p>
          </table:table-cell>
          <table:table-cell office:value-type="float" office:value="1973" calcext:value-type="float">
            <text:p>1973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141_markdup.bam</text:p>
          </table:table-cell>
          <table:table-cell office:value-type="float" office:value="6459.66666666667" calcext:value-type="float">
            <text:p>6459.66666666667</text:p>
          </table:table-cell>
          <table:table-cell office:value-type="float" office:value="6422.2" calcext:value-type="float">
            <text:p>6422.2</text:p>
          </table:table-cell>
          <table:table-cell office:value-type="float" office:value="6486.8" calcext:value-type="float">
            <text:p>6486.8</text:p>
          </table:table-cell>
          <table:table-cell office:value-type="string" calcext:value-type="string">
            <text:p>F</text:p>
          </table:table-cell>
          <table:table-cell office:value-type="float" office:value="2004" calcext:value-type="float">
            <text:p>2004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143_markdup.bam</text:p>
          </table:table-cell>
          <table:table-cell office:value-type="float" office:value="7401.2" calcext:value-type="float">
            <text:p>7401.2</text:p>
          </table:table-cell>
          <table:table-cell office:value-type="float" office:value="7158.6" calcext:value-type="float">
            <text:p>7158.6</text:p>
          </table:table-cell>
          <table:table-cell office:value-type="float" office:value="7737.6" calcext:value-type="float">
            <text:p>7737.6</text:p>
          </table:table-cell>
          <table:table-cell office:value-type="string" calcext:value-type="string">
            <text:p>F</text:p>
          </table:table-cell>
          <table:table-cell office:value-type="float" office:value="1982" calcext:value-type="float">
            <text:p>198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151_markdup.bam</text:p>
          </table:table-cell>
          <table:table-cell office:value-type="float" office:value="7049.66666666667" calcext:value-type="float">
            <text:p>7049.66666666667</text:p>
          </table:table-cell>
          <table:table-cell office:value-type="float" office:value="6942.4" calcext:value-type="float">
            <text:p>6942.4</text:p>
          </table:table-cell>
          <table:table-cell office:value-type="float" office:value="7108.5" calcext:value-type="float">
            <text:p>7108.5</text:p>
          </table:table-cell>
          <table:table-cell office:value-type="string" calcext:value-type="string">
            <text:p>F</text:p>
          </table:table-cell>
          <table:table-cell office:value-type="float" office:value="1964" calcext:value-type="float">
            <text:p>1964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165_markdup.bam</text:p>
          </table:table-cell>
          <table:table-cell office:value-type="float" office:value="5636.93333333333" calcext:value-type="float">
            <text:p>5636.93333333333</text:p>
          </table:table-cell>
          <table:table-cell office:value-type="float" office:value="5425" calcext:value-type="float">
            <text:p>5425</text:p>
          </table:table-cell>
          <table:table-cell office:value-type="float" office:value="5996.6" calcext:value-type="float">
            <text:p>5996.6</text:p>
          </table:table-cell>
          <table:table-cell office:value-type="string" calcext:value-type="string">
            <text:p>M</text:p>
          </table:table-cell>
          <table:table-cell office:value-type="float" office:value="1969" calcext:value-type="float">
            <text:p>1969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168_markdup.bam</text:p>
          </table:table-cell>
          <table:table-cell office:value-type="float" office:value="4311.2" calcext:value-type="float">
            <text:p>4311.2</text:p>
          </table:table-cell>
          <table:table-cell office:value-type="float" office:value="4198.7" calcext:value-type="float">
            <text:p>4198.7</text:p>
          </table:table-cell>
          <table:table-cell office:value-type="float" office:value="4511.1" calcext:value-type="float">
            <text:p>4511.1</text:p>
          </table:table-cell>
          <table:table-cell office:value-type="string" calcext:value-type="string">
            <text:p>M</text:p>
          </table:table-cell>
          <table:table-cell office:value-type="float" office:value="1949" calcext:value-type="float">
            <text:p>1949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194_markdup.bam</text:p>
          </table:table-cell>
          <table:table-cell office:value-type="float" office:value="9491.5" calcext:value-type="float">
            <text:p>9491.5</text:p>
          </table:table-cell>
          <table:table-cell office:value-type="float" office:value="9420.2" calcext:value-type="float">
            <text:p>9420.2</text:p>
          </table:table-cell>
          <table:table-cell office:value-type="float" office:value="9593.6" calcext:value-type="float">
            <text:p>9593.6</text:p>
          </table:table-cell>
          <table:table-cell office:value-type="string" calcext:value-type="string">
            <text:p>F</text:p>
          </table:table-cell>
          <table:table-cell office:value-type="float" office:value="1995" calcext:value-type="float">
            <text:p>1995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211_markdup.bam</text:p>
          </table:table-cell>
          <table:table-cell office:value-type="float" office:value="7761.16666666667" calcext:value-type="float">
            <text:p>7761.16666666667</text:p>
          </table:table-cell>
          <table:table-cell office:value-type="float" office:value="7568.1" calcext:value-type="float">
            <text:p>7568.1</text:p>
          </table:table-cell>
          <table:table-cell office:value-type="float" office:value="8129.5" calcext:value-type="float">
            <text:p>8129.5</text:p>
          </table:table-cell>
          <table:table-cell office:value-type="string" calcext:value-type="string">
            <text:p>F</text:p>
          </table:table-cell>
          <table:table-cell office:value-type="float" office:value="1959" calcext:value-type="float">
            <text:p>1959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284_markdup.bam</text:p>
          </table:table-cell>
          <table:table-cell office:value-type="float" office:value="7409.66666666667" calcext:value-type="float">
            <text:p>7409.66666666667</text:p>
          </table:table-cell>
          <table:table-cell office:value-type="float" office:value="7238.3" calcext:value-type="float">
            <text:p>7238.3</text:p>
          </table:table-cell>
          <table:table-cell office:value-type="float" office:value="7531.7" calcext:value-type="float">
            <text:p>7531.7</text:p>
          </table:table-cell>
          <table:table-cell office:value-type="string" calcext:value-type="string">
            <text:p>F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288_markdup.bam</text:p>
          </table:table-cell>
          <table:table-cell office:value-type="float" office:value="8240.2" calcext:value-type="float">
            <text:p>8240.2</text:p>
          </table:table-cell>
          <table:table-cell office:value-type="float" office:value="7942.1" calcext:value-type="float">
            <text:p>7942.1</text:p>
          </table:table-cell>
          <table:table-cell office:value-type="float" office:value="8481.4" calcext:value-type="float">
            <text:p>8481.4</text:p>
          </table:table-cell>
          <table:table-cell office:value-type="string" calcext:value-type="string">
            <text:p>M</text:p>
          </table:table-cell>
          <table:table-cell office:value-type="float" office:value="2005" calcext:value-type="float">
            <text:p>2005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294_markdup.bam</text:p>
          </table:table-cell>
          <table:table-cell office:value-type="float" office:value="4884.8" calcext:value-type="float">
            <text:p>4884.8</text:p>
          </table:table-cell>
          <table:table-cell office:value-type="float" office:value="4786.1" calcext:value-type="float">
            <text:p>4786.1</text:p>
          </table:table-cell>
          <table:table-cell office:value-type="float" office:value="4939.1" calcext:value-type="float">
            <text:p>4939.1</text:p>
          </table:table-cell>
          <table:table-cell office:value-type="string" calcext:value-type="string">
            <text:p>F</text:p>
          </table:table-cell>
          <table:table-cell office:value-type="float" office:value="1980" calcext:value-type="float">
            <text:p>1980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346_markdup.bam</text:p>
          </table:table-cell>
          <table:table-cell office:value-type="float" office:value="5443.9" calcext:value-type="float">
            <text:p>5443.9</text:p>
          </table:table-cell>
          <table:table-cell office:value-type="float" office:value="5192.4" calcext:value-type="float">
            <text:p>5192.4</text:p>
          </table:table-cell>
          <table:table-cell office:value-type="float" office:value="5916.6" calcext:value-type="float">
            <text:p>5916.6</text:p>
          </table:table-cell>
          <table:table-cell office:value-type="string" calcext:value-type="string">
            <text:p>F</text:p>
          </table:table-cell>
          <table:table-cell office:value-type="float" office:value="1955" calcext:value-type="float">
            <text:p>1955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357_markdup.bam</text:p>
          </table:table-cell>
          <table:table-cell office:value-type="float" office:value="5814.03333333333" calcext:value-type="float">
            <text:p>5814.03333333333</text:p>
          </table:table-cell>
          <table:table-cell office:value-type="float" office:value="5785.9" calcext:value-type="float">
            <text:p>5785.9</text:p>
          </table:table-cell>
          <table:table-cell office:value-type="float" office:value="5832.2" calcext:value-type="float">
            <text:p>5832.2</text:p>
          </table:table-cell>
          <table:table-cell office:value-type="string" calcext:value-type="string">
            <text:p>F</text:p>
          </table:table-cell>
          <table:table-cell office:value-type="float" office:value="1991" calcext:value-type="float">
            <text:p>1991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361_markdup.bam</text:p>
          </table:table-cell>
          <table:table-cell office:value-type="float" office:value="6381.4" calcext:value-type="float">
            <text:p>6381.4</text:p>
          </table:table-cell>
          <table:table-cell office:value-type="float" office:value="6174.7" calcext:value-type="float">
            <text:p>6174.7</text:p>
          </table:table-cell>
          <table:table-cell office:value-type="float" office:value="6506.2" calcext:value-type="float">
            <text:p>6506.2</text:p>
          </table:table-cell>
          <table:table-cell office:value-type="string" calcext:value-type="string">
            <text:p>M</text:p>
          </table:table-cell>
          <table:table-cell office:value-type="float" office:value="1956" calcext:value-type="float">
            <text:p>1956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367_markdup.bam</text:p>
          </table:table-cell>
          <table:table-cell office:value-type="float" office:value="6993.03333333333" calcext:value-type="float">
            <text:p>6993.03333333333</text:p>
          </table:table-cell>
          <table:table-cell office:value-type="float" office:value="6648.3" calcext:value-type="float">
            <text:p>6648.3</text:p>
          </table:table-cell>
          <table:table-cell office:value-type="float" office:value="7271.2" calcext:value-type="float">
            <text:p>7271.2</text:p>
          </table:table-cell>
          <table:table-cell office:value-type="string" calcext:value-type="string">
            <text:p>M</text:p>
          </table:table-cell>
          <table:table-cell office:value-type="float" office:value="1984" calcext:value-type="float">
            <text:p>1984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368_markdup.bam</text:p>
          </table:table-cell>
          <table:table-cell office:value-type="float" office:value="9160.3" calcext:value-type="float">
            <text:p>9160.3</text:p>
          </table:table-cell>
          <table:table-cell office:value-type="float" office:value="9052.4" calcext:value-type="float">
            <text:p>9052.4</text:p>
          </table:table-cell>
          <table:table-cell office:value-type="float" office:value="9265.8" calcext:value-type="float">
            <text:p>9265.8</text:p>
          </table:table-cell>
          <table:table-cell office:value-type="string" calcext:value-type="string">
            <text:p>M</text:p>
          </table:table-cell>
          <table:table-cell office:value-type="float" office:value="1993" calcext:value-type="float">
            <text:p>1993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371_markdup.bam</text:p>
          </table:table-cell>
          <table:table-cell office:value-type="float" office:value="8371.9" calcext:value-type="float">
            <text:p>8371.9</text:p>
          </table:table-cell>
          <table:table-cell office:value-type="float" office:value="8274" calcext:value-type="float">
            <text:p>8274</text:p>
          </table:table-cell>
          <table:table-cell office:value-type="float" office:value="8465.6" calcext:value-type="float">
            <text:p>8465.6</text:p>
          </table:table-cell>
          <table:table-cell office:value-type="string" calcext:value-type="string">
            <text:p>F</text:p>
          </table:table-cell>
          <table:table-cell office:value-type="float" office:value="1968" calcext:value-type="float">
            <text:p>1968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382_markdup.bam</text:p>
          </table:table-cell>
          <table:table-cell office:value-type="float" office:value="6277.46666666667" calcext:value-type="float">
            <text:p>6277.46666666667</text:p>
          </table:table-cell>
          <table:table-cell office:value-type="float" office:value="6217.2" calcext:value-type="float">
            <text:p>6217.2</text:p>
          </table:table-cell>
          <table:table-cell office:value-type="float" office:value="6362.3" calcext:value-type="float">
            <text:p>6362.3</text:p>
          </table:table-cell>
          <table:table-cell office:value-type="string" calcext:value-type="string">
            <text:p>F</text:p>
          </table:table-cell>
          <table:table-cell office:value-type="float" office:value="1971" calcext:value-type="float">
            <text:p>1971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385_markdup.bam</text:p>
          </table:table-cell>
          <table:table-cell office:value-type="float" office:value="7256.13333333333" calcext:value-type="float">
            <text:p>7256.13333333333</text:p>
          </table:table-cell>
          <table:table-cell office:value-type="float" office:value="7173.5" calcext:value-type="float">
            <text:p>7173.5</text:p>
          </table:table-cell>
          <table:table-cell office:value-type="float" office:value="7348.5" calcext:value-type="float">
            <text:p>7348.5</text:p>
          </table:table-cell>
          <table:table-cell office:value-type="string" calcext:value-type="string">
            <text:p>F</text:p>
          </table:table-cell>
          <table:table-cell office:value-type="float" office:value="2001" calcext:value-type="float">
            <text:p>2001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403_markdup.bam</text:p>
          </table:table-cell>
          <table:table-cell office:value-type="float" office:value="8806.53333333333" calcext:value-type="float">
            <text:p>8806.53333333333</text:p>
          </table:table-cell>
          <table:table-cell office:value-type="float" office:value="8687" calcext:value-type="float">
            <text:p>8687</text:p>
          </table:table-cell>
          <table:table-cell office:value-type="float" office:value="8884.8" calcext:value-type="float">
            <text:p>8884.8</text:p>
          </table:table-cell>
          <table:table-cell office:value-type="string" calcext:value-type="string">
            <text:p>F</text:p>
          </table:table-cell>
          <table:table-cell office:value-type="float" office:value="1962" calcext:value-type="float">
            <text:p>196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425_markdup.bam</text:p>
          </table:table-cell>
          <table:table-cell office:value-type="float" office:value="4660.33333333333" calcext:value-type="float">
            <text:p>4660.33333333333</text:p>
          </table:table-cell>
          <table:table-cell office:value-type="float" office:value="4515.5" calcext:value-type="float">
            <text:p>4515.5</text:p>
          </table:table-cell>
          <table:table-cell office:value-type="float" office:value="4832.4" calcext:value-type="float">
            <text:p>4832.4</text:p>
          </table:table-cell>
          <table:table-cell office:value-type="string" calcext:value-type="string">
            <text:p>F</text:p>
          </table:table-cell>
          <table:table-cell office:value-type="float" office:value="1970" calcext:value-type="float">
            <text:p>1970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573_markdup.bam</text:p>
          </table:table-cell>
          <table:table-cell office:value-type="float" office:value="6512.36666666667" calcext:value-type="float">
            <text:p>6512.36666666667</text:p>
          </table:table-cell>
          <table:table-cell office:value-type="float" office:value="6284" calcext:value-type="float">
            <text:p>6284</text:p>
          </table:table-cell>
          <table:table-cell office:value-type="float" office:value="6756.3" calcext:value-type="float">
            <text:p>6756.3</text:p>
          </table:table-cell>
          <table:table-cell office:value-type="string" calcext:value-type="string">
            <text:p>M</text:p>
          </table:table-cell>
          <table:table-cell office:value-type="float" office:value="1984" calcext:value-type="float">
            <text:p>1984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090_markdup.bam</text:p>
          </table:table-cell>
          <table:table-cell office:value-type="float" office:value="5816.5" calcext:value-type="float">
            <text:p>5816.5</text:p>
          </table:table-cell>
          <table:table-cell office:value-type="float" office:value="5611.5" calcext:value-type="float">
            <text:p>5611.5</text:p>
          </table:table-cell>
          <table:table-cell office:value-type="float" office:value="5996.4" calcext:value-type="float">
            <text:p>5996.4</text:p>
          </table:table-cell>
          <table:table-cell office:value-type="string" calcext:value-type="string">
            <text:p>F</text:p>
          </table:table-cell>
          <table:table-cell office:value-type="float" office:value="1966" calcext:value-type="float">
            <text:p>1966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101_markdup.bam</text:p>
          </table:table-cell>
          <table:table-cell office:value-type="float" office:value="4688.7" calcext:value-type="float">
            <text:p>4688.7</text:p>
          </table:table-cell>
          <table:table-cell office:value-type="float" office:value="4580.5" calcext:value-type="float">
            <text:p>4580.5</text:p>
          </table:table-cell>
          <table:table-cell office:value-type="float" office:value="4832.2" calcext:value-type="float">
            <text:p>4832.2</text:p>
          </table:table-cell>
          <table:table-cell office:value-type="string" calcext:value-type="string">
            <text:p>F</text:p>
          </table:table-cell>
          <table:table-cell office:value-type="float" office:value="1972" calcext:value-type="float">
            <text:p>197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102_markdup.bam</text:p>
          </table:table-cell>
          <table:table-cell office:value-type="float" office:value="5565.6" calcext:value-type="float">
            <text:p>5565.6</text:p>
          </table:table-cell>
          <table:table-cell office:value-type="float" office:value="5473.6" calcext:value-type="float">
            <text:p>5473.6</text:p>
          </table:table-cell>
          <table:table-cell office:value-type="float" office:value="5642.7" calcext:value-type="float">
            <text:p>5642.7</text:p>
          </table:table-cell>
          <table:table-cell office:value-type="string" calcext:value-type="string">
            <text:p>F</text:p>
          </table:table-cell>
          <table:table-cell office:value-type="float" office:value="1982" calcext:value-type="float">
            <text:p>198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147_markdup.bam</text:p>
          </table:table-cell>
          <table:table-cell office:value-type="float" office:value="6736.3" calcext:value-type="float">
            <text:p>6736.3</text:p>
          </table:table-cell>
          <table:table-cell office:value-type="float" office:value="6598" calcext:value-type="float">
            <text:p>6598</text:p>
          </table:table-cell>
          <table:table-cell office:value-type="float" office:value="6863.1" calcext:value-type="float">
            <text:p>6863.1</text:p>
          </table:table-cell>
          <table:table-cell office:value-type="string" calcext:value-type="string">
            <text:p>F</text:p>
          </table:table-cell>
          <table:table-cell office:value-type="float" office:value="1990" calcext:value-type="float">
            <text:p>1990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162_markdup.bam</text:p>
          </table:table-cell>
          <table:table-cell office:value-type="float" office:value="5483.33333333333" calcext:value-type="float">
            <text:p>5483.33333333333</text:p>
          </table:table-cell>
          <table:table-cell office:value-type="float" office:value="5390.5" calcext:value-type="float">
            <text:p>5390.5</text:p>
          </table:table-cell>
          <table:table-cell office:value-type="float" office:value="5562.4" calcext:value-type="float">
            <text:p>5562.4</text:p>
          </table:table-cell>
          <table:table-cell office:value-type="string" calcext:value-type="string">
            <text:p>F</text:p>
          </table:table-cell>
          <table:table-cell office:value-type="float" office:value="1944" calcext:value-type="float">
            <text:p>1944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163_markdup.bam</text:p>
          </table:table-cell>
          <table:table-cell office:value-type="float" office:value="4575.53333333333" calcext:value-type="float">
            <text:p>4575.53333333333</text:p>
          </table:table-cell>
          <table:table-cell office:value-type="float" office:value="4333.7" calcext:value-type="float">
            <text:p>4333.7</text:p>
          </table:table-cell>
          <table:table-cell office:value-type="float" office:value="5043" calcext:value-type="float">
            <text:p>5043</text:p>
          </table:table-cell>
          <table:table-cell office:value-type="string" calcext:value-type="string">
            <text:p>F</text:p>
          </table:table-cell>
          <table:table-cell office:value-type="float" office:value="1958" calcext:value-type="float">
            <text:p>1958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164_markdup.bam</text:p>
          </table:table-cell>
          <table:table-cell office:value-type="float" office:value="5724.93333333333" calcext:value-type="float">
            <text:p>5724.93333333333</text:p>
          </table:table-cell>
          <table:table-cell office:value-type="float" office:value="5590.1" calcext:value-type="float">
            <text:p>5590.1</text:p>
          </table:table-cell>
          <table:table-cell office:value-type="float" office:value="5985.3" calcext:value-type="float">
            <text:p>5985.3</text:p>
          </table:table-cell>
          <table:table-cell office:value-type="string" calcext:value-type="string">
            <text:p>F</text:p>
          </table:table-cell>
          <table:table-cell office:value-type="float" office:value="1943" calcext:value-type="float">
            <text:p>1943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166_markdup.bam</text:p>
          </table:table-cell>
          <table:table-cell office:value-type="float" office:value="5658.26666666667" calcext:value-type="float">
            <text:p>5658.26666666667</text:p>
          </table:table-cell>
          <table:table-cell office:value-type="float" office:value="5618.6" calcext:value-type="float">
            <text:p>5618.6</text:p>
          </table:table-cell>
          <table:table-cell office:value-type="float" office:value="5701.3" calcext:value-type="float">
            <text:p>5701.3</text:p>
          </table:table-cell>
          <table:table-cell office:value-type="string" calcext:value-type="string">
            <text:p>F</text:p>
          </table:table-cell>
          <table:table-cell office:value-type="float" office:value="1977" calcext:value-type="float">
            <text:p>1977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183_markdup.bam</text:p>
          </table:table-cell>
          <table:table-cell office:value-type="float" office:value="5610.2" calcext:value-type="float">
            <text:p>5610.2</text:p>
          </table:table-cell>
          <table:table-cell office:value-type="float" office:value="5518.2" calcext:value-type="float">
            <text:p>5518.2</text:p>
          </table:table-cell>
          <table:table-cell office:value-type="float" office:value="5688.1" calcext:value-type="float">
            <text:p>5688.1</text:p>
          </table:table-cell>
          <table:table-cell office:value-type="string" calcext:value-type="string">
            <text:p>F</text:p>
          </table:table-cell>
          <table:table-cell office:value-type="float" office:value="1960" calcext:value-type="float">
            <text:p>1960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190_markdup.bam</text:p>
          </table:table-cell>
          <table:table-cell office:value-type="float" office:value="5136.96666666667" calcext:value-type="float">
            <text:p>5136.96666666667</text:p>
          </table:table-cell>
          <table:table-cell office:value-type="float" office:value="5018.8" calcext:value-type="float">
            <text:p>5018.8</text:p>
          </table:table-cell>
          <table:table-cell office:value-type="float" office:value="5321.8" calcext:value-type="float">
            <text:p>5321.8</text:p>
          </table:table-cell>
          <table:table-cell office:value-type="string" calcext:value-type="string">
            <text:p>F</text:p>
          </table:table-cell>
          <table:table-cell office:value-type="float" office:value="1953" calcext:value-type="float">
            <text:p>1953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245_markdup.bam</text:p>
          </table:table-cell>
          <table:table-cell office:value-type="float" office:value="5670.23333333333" calcext:value-type="float">
            <text:p>5670.23333333333</text:p>
          </table:table-cell>
          <table:table-cell office:value-type="float" office:value="5570.1" calcext:value-type="float">
            <text:p>5570.1</text:p>
          </table:table-cell>
          <table:table-cell office:value-type="float" office:value="5735.8" calcext:value-type="float">
            <text:p>5735.8</text:p>
          </table:table-cell>
          <table:table-cell office:value-type="string" calcext:value-type="string">
            <text:p>M</text:p>
          </table:table-cell>
          <table:table-cell office:value-type="float" office:value="1947" calcext:value-type="float">
            <text:p>1947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287_markdup.bam</text:p>
          </table:table-cell>
          <table:table-cell office:value-type="float" office:value="7648.36666666667" calcext:value-type="float">
            <text:p>7648.36666666667</text:p>
          </table:table-cell>
          <table:table-cell office:value-type="float" office:value="7282.8" calcext:value-type="float">
            <text:p>7282.8</text:p>
          </table:table-cell>
          <table:table-cell office:value-type="float" office:value="7838.9" calcext:value-type="float">
            <text:p>7838.9</text:p>
          </table:table-cell>
          <table:table-cell office:value-type="string" calcext:value-type="string">
            <text:p>F</text:p>
          </table:table-cell>
          <table:table-cell office:value-type="float" office:value="1999" calcext:value-type="float">
            <text:p>1999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416_markdup.bam</text:p>
          </table:table-cell>
          <table:table-cell office:value-type="float" office:value="10615.4333333333" calcext:value-type="float">
            <text:p>10615.4333333333</text:p>
          </table:table-cell>
          <table:table-cell office:value-type="float" office:value="10291.6" calcext:value-type="float">
            <text:p>10291.6</text:p>
          </table:table-cell>
          <table:table-cell office:value-type="float" office:value="10983.5" calcext:value-type="float">
            <text:p>10983.5</text:p>
          </table:table-cell>
          <table:table-cell office:value-type="string" calcext:value-type="string">
            <text:p>F</text:p>
          </table:table-cell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507_markdup.bam</text:p>
          </table:table-cell>
          <table:table-cell office:value-type="float" office:value="6477.46666666667" calcext:value-type="float">
            <text:p>6477.46666666667</text:p>
          </table:table-cell>
          <table:table-cell office:value-type="float" office:value="6390.2" calcext:value-type="float">
            <text:p>6390.2</text:p>
          </table:table-cell>
          <table:table-cell office:value-type="float" office:value="6568.1" calcext:value-type="float">
            <text:p>6568.1</text:p>
          </table:table-cell>
          <table:table-cell office:value-type="string" calcext:value-type="string">
            <text:p>F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508_markdup.bam</text:p>
          </table:table-cell>
          <table:table-cell office:value-type="float" office:value="6812.83333333333" calcext:value-type="float">
            <text:p>6812.83333333333</text:p>
          </table:table-cell>
          <table:table-cell office:value-type="float" office:value="6577.9" calcext:value-type="float">
            <text:p>6577.9</text:p>
          </table:table-cell>
          <table:table-cell office:value-type="float" office:value="6945.6" calcext:value-type="float">
            <text:p>6945.6</text:p>
          </table:table-cell>
          <table:table-cell office:value-type="string" calcext:value-type="string">
            <text:p>F</text:p>
          </table:table-cell>
          <table:table-cell office:value-type="float" office:value="1985" calcext:value-type="float">
            <text:p>1985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509_markdup.bam</text:p>
          </table:table-cell>
          <table:table-cell office:value-type="float" office:value="7744.9" calcext:value-type="float">
            <text:p>7744.9</text:p>
          </table:table-cell>
          <table:table-cell office:value-type="float" office:value="7659" calcext:value-type="float">
            <text:p>7659</text:p>
          </table:table-cell>
          <table:table-cell office:value-type="float" office:value="7790.6" calcext:value-type="float">
            <text:p>7790.6</text:p>
          </table:table-cell>
          <table:table-cell office:value-type="string" calcext:value-type="string">
            <text:p>F</text:p>
          </table:table-cell>
          <table:table-cell office:value-type="float" office:value="1975" calcext:value-type="float">
            <text:p>1975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510_markdup.bam</text:p>
          </table:table-cell>
          <table:table-cell office:value-type="float" office:value="6007.03333333333" calcext:value-type="float">
            <text:p>6007.03333333333</text:p>
          </table:table-cell>
          <table:table-cell office:value-type="float" office:value="5766.3" calcext:value-type="float">
            <text:p>5766.3</text:p>
          </table:table-cell>
          <table:table-cell office:value-type="float" office:value="6176.8" calcext:value-type="float">
            <text:p>6176.8</text:p>
          </table:table-cell>
          <table:table-cell office:value-type="string" calcext:value-type="string">
            <text:p>F</text:p>
          </table:table-cell>
          <table:table-cell office:value-type="float" office:value="1966" calcext:value-type="float">
            <text:p>1966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518_markdup.bam</text:p>
          </table:table-cell>
          <table:table-cell office:value-type="float" office:value="8329.56666666667" calcext:value-type="float">
            <text:p>8329.56666666667</text:p>
          </table:table-cell>
          <table:table-cell office:value-type="float" office:value="8236.4" calcext:value-type="float">
            <text:p>8236.4</text:p>
          </table:table-cell>
          <table:table-cell office:value-type="float" office:value="8451.4" calcext:value-type="float">
            <text:p>8451.4</text:p>
          </table:table-cell>
          <table:table-cell office:value-type="string" calcext:value-type="string">
            <text:p>F</text:p>
          </table:table-cell>
          <table:table-cell office:value-type="float" office:value="1971" calcext:value-type="float">
            <text:p>1971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534_markdup.bam</text:p>
          </table:table-cell>
          <table:table-cell office:value-type="float" office:value="6109.36666666667" calcext:value-type="float">
            <text:p>6109.36666666667</text:p>
          </table:table-cell>
          <table:table-cell office:value-type="float" office:value="5931.7" calcext:value-type="float">
            <text:p>5931.7</text:p>
          </table:table-cell>
          <table:table-cell office:value-type="float" office:value="6258.6" calcext:value-type="float">
            <text:p>6258.6</text:p>
          </table:table-cell>
          <table:table-cell office:value-type="string" calcext:value-type="string">
            <text:p>M</text:p>
          </table:table-cell>
          <table:table-cell office:value-type="float" office:value="1981" calcext:value-type="float">
            <text:p>1981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570_markdup.bam</text:p>
          </table:table-cell>
          <table:table-cell office:value-type="float" office:value="9161.5" calcext:value-type="float">
            <text:p>9161.5</text:p>
          </table:table-cell>
          <table:table-cell office:value-type="float" office:value="8920.5" calcext:value-type="float">
            <text:p>8920.5</text:p>
          </table:table-cell>
          <table:table-cell office:value-type="float" office:value="9516.9" calcext:value-type="float">
            <text:p>9516.9</text:p>
          </table:table-cell>
          <table:table-cell office:value-type="string" calcext:value-type="string">
            <text:p>F</text:p>
          </table:table-cell>
          <table:table-cell office:value-type="float" office:value="1978" calcext:value-type="float">
            <text:p>1978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591_markdup.bam</text:p>
          </table:table-cell>
          <table:table-cell office:value-type="float" office:value="5828.06666666667" calcext:value-type="float">
            <text:p>5828.06666666667</text:p>
          </table:table-cell>
          <table:table-cell office:value-type="float" office:value="5728" calcext:value-type="float">
            <text:p>5728</text:p>
          </table:table-cell>
          <table:table-cell office:value-type="float" office:value="5898.1" calcext:value-type="float">
            <text:p>5898.1</text:p>
          </table:table-cell>
          <table:table-cell office:value-type="string" calcext:value-type="string">
            <text:p>M</text:p>
          </table:table-cell>
          <table:table-cell office:value-type="float" office:value="1956" calcext:value-type="float">
            <text:p>1956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598_markdup.bam</text:p>
          </table:table-cell>
          <table:table-cell office:value-type="float" office:value="6394.2" calcext:value-type="float">
            <text:p>6394.2</text:p>
          </table:table-cell>
          <table:table-cell office:value-type="float" office:value="6187.5" calcext:value-type="float">
            <text:p>6187.5</text:p>
          </table:table-cell>
          <table:table-cell office:value-type="float" office:value="6772" calcext:value-type="float">
            <text:p>6772</text:p>
          </table:table-cell>
          <table:table-cell office:value-type="string" calcext:value-type="string">
            <text:p>F</text:p>
          </table:table-cell>
          <table:table-cell office:value-type="float" office:value="1946" calcext:value-type="float">
            <text:p>1946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622_markdup.bam</text:p>
          </table:table-cell>
          <table:table-cell office:value-type="float" office:value="5005" calcext:value-type="float">
            <text:p>5005</text:p>
          </table:table-cell>
          <table:table-cell office:value-type="float" office:value="4910.8" calcext:value-type="float">
            <text:p>4910.8</text:p>
          </table:table-cell>
          <table:table-cell office:value-type="float" office:value="5058.1" calcext:value-type="float">
            <text:p>5058.1</text:p>
          </table:table-cell>
          <table:table-cell office:value-type="string" calcext:value-type="string">
            <text:p>M</text:p>
          </table:table-cell>
          <table:table-cell office:value-type="float" office:value="1964" calcext:value-type="float">
            <text:p>1964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662_markdup.bam</text:p>
          </table:table-cell>
          <table:table-cell office:value-type="float" office:value="5658.63333333333" calcext:value-type="float">
            <text:p>5658.63333333333</text:p>
          </table:table-cell>
          <table:table-cell office:value-type="float" office:value="5587" calcext:value-type="float">
            <text:p>5587</text:p>
          </table:table-cell>
          <table:table-cell office:value-type="float" office:value="5727.2" calcext:value-type="float">
            <text:p>5727.2</text:p>
          </table:table-cell>
          <table:table-cell office:value-type="string" calcext:value-type="string">
            <text:p>M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286_markdup.bam</text:p>
          </table:table-cell>
          <table:table-cell office:value-type="float" office:value="6009.1" calcext:value-type="float">
            <text:p>6009.1</text:p>
          </table:table-cell>
          <table:table-cell office:value-type="float" office:value="5908" calcext:value-type="float">
            <text:p>5908</text:p>
          </table:table-cell>
          <table:table-cell office:value-type="float" office:value="6174.2" calcext:value-type="float">
            <text:p>6174.2</text:p>
          </table:table-cell>
          <table:table-cell office:value-type="string" calcext:value-type="string">
            <text:p>M</text:p>
          </table:table-cell>
          <table:table-cell office:value-type="float" office:value="1949" calcext:value-type="float">
            <text:p>1949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296_markdup.bam</text:p>
          </table:table-cell>
          <table:table-cell office:value-type="float" office:value="5048.03333333333" calcext:value-type="float">
            <text:p>5048.03333333333</text:p>
          </table:table-cell>
          <table:table-cell office:value-type="float" office:value="4866.7" calcext:value-type="float">
            <text:p>4866.7</text:p>
          </table:table-cell>
          <table:table-cell office:value-type="float" office:value="5261.5" calcext:value-type="float">
            <text:p>5261.5</text:p>
          </table:table-cell>
          <table:table-cell office:value-type="string" calcext:value-type="string">
            <text:p>F</text:p>
          </table:table-cell>
          <table:table-cell office:value-type="float" office:value="1977" calcext:value-type="float">
            <text:p>1977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307_markdup.bam</text:p>
          </table:table-cell>
          <table:table-cell office:value-type="float" office:value="8452.33333333333" calcext:value-type="float">
            <text:p>8452.33333333333</text:p>
          </table:table-cell>
          <table:table-cell office:value-type="float" office:value="7810.2" calcext:value-type="float">
            <text:p>7810.2</text:p>
          </table:table-cell>
          <table:table-cell office:value-type="float" office:value="8787.7" calcext:value-type="float">
            <text:p>8787.7</text:p>
          </table:table-cell>
          <table:table-cell office:value-type="string" calcext:value-type="string">
            <text:p>F</text:p>
          </table:table-cell>
          <table:table-cell office:value-type="float" office:value="2019" calcext:value-type="float">
            <text:p>2019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311_markdup.bam</text:p>
          </table:table-cell>
          <table:table-cell office:value-type="float" office:value="6528.5" calcext:value-type="float">
            <text:p>6528.5</text:p>
          </table:table-cell>
          <table:table-cell office:value-type="float" office:value="6444.2" calcext:value-type="float">
            <text:p>6444.2</text:p>
          </table:table-cell>
          <table:table-cell office:value-type="float" office:value="6666" calcext:value-type="float">
            <text:p>6666</text:p>
          </table:table-cell>
          <table:table-cell office:value-type="string" calcext:value-type="string">
            <text:p>F</text:p>
          </table:table-cell>
          <table:table-cell office:value-type="float" office:value="1947" calcext:value-type="float">
            <text:p>1947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312_markdup.bam</text:p>
          </table:table-cell>
          <table:table-cell office:value-type="float" office:value="6559.46666666667" calcext:value-type="float">
            <text:p>6559.46666666667</text:p>
          </table:table-cell>
          <table:table-cell office:value-type="float" office:value="6520.7" calcext:value-type="float">
            <text:p>6520.7</text:p>
          </table:table-cell>
          <table:table-cell office:value-type="float" office:value="6597.6" calcext:value-type="float">
            <text:p>6597.6</text:p>
          </table:table-cell>
          <table:table-cell office:value-type="string" calcext:value-type="string">
            <text:p>F</text:p>
          </table:table-cell>
          <table:table-cell office:value-type="float" office:value="1959" calcext:value-type="float">
            <text:p>1959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325_markdup.bam</text:p>
          </table:table-cell>
          <table:table-cell office:value-type="float" office:value="7321.43333333333" calcext:value-type="float">
            <text:p>7321.43333333333</text:p>
          </table:table-cell>
          <table:table-cell office:value-type="float" office:value="7001.7" calcext:value-type="float">
            <text:p>7001.7</text:p>
          </table:table-cell>
          <table:table-cell office:value-type="float" office:value="7601.2" calcext:value-type="float">
            <text:p>7601.2</text:p>
          </table:table-cell>
          <table:table-cell office:value-type="string" calcext:value-type="string">
            <text:p>M</text:p>
          </table:table-cell>
          <table:table-cell office:value-type="float" office:value="1997" calcext:value-type="float">
            <text:p>1997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360_markdup.bam</text:p>
          </table:table-cell>
          <table:table-cell office:value-type="float" office:value="9796.43333333333" calcext:value-type="float">
            <text:p>9796.43333333333</text:p>
          </table:table-cell>
          <table:table-cell office:value-type="float" office:value="9681.4" calcext:value-type="float">
            <text:p>9681.4</text:p>
          </table:table-cell>
          <table:table-cell office:value-type="float" office:value="9873.5" calcext:value-type="float">
            <text:p>9873.5</text:p>
          </table:table-cell>
          <table:table-cell office:value-type="string" calcext:value-type="string">
            <text:p>M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402_markdup.bam</text:p>
          </table:table-cell>
          <table:table-cell office:value-type="float" office:value="5489.9" calcext:value-type="float">
            <text:p>5489.9</text:p>
          </table:table-cell>
          <table:table-cell office:value-type="float" office:value="5371.2" calcext:value-type="float">
            <text:p>5371.2</text:p>
          </table:table-cell>
          <table:table-cell office:value-type="float" office:value="5590.5" calcext:value-type="float">
            <text:p>5590.5</text:p>
          </table:table-cell>
          <table:table-cell office:value-type="string" calcext:value-type="string">
            <text:p>F</text:p>
          </table:table-cell>
          <table:table-cell office:value-type="float" office:value="1955" calcext:value-type="float">
            <text:p>1955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415_markdup.bam</text:p>
          </table:table-cell>
          <table:table-cell office:value-type="float" office:value="6343.33333333333" calcext:value-type="float">
            <text:p>6343.33333333333</text:p>
          </table:table-cell>
          <table:table-cell office:value-type="float" office:value="6224.9" calcext:value-type="float">
            <text:p>6224.9</text:p>
          </table:table-cell>
          <table:table-cell office:value-type="float" office:value="6457.4" calcext:value-type="float">
            <text:p>6457.4</text:p>
          </table:table-cell>
          <table:table-cell office:value-type="string" calcext:value-type="string">
            <text:p>F</text:p>
          </table:table-cell>
          <table:table-cell office:value-type="float" office:value="1965" calcext:value-type="float">
            <text:p>1965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417_markdup.bam</text:p>
          </table:table-cell>
          <table:table-cell office:value-type="float" office:value="6435.83333333333" calcext:value-type="float">
            <text:p>6435.83333333333</text:p>
          </table:table-cell>
          <table:table-cell office:value-type="float" office:value="6310.4" calcext:value-type="float">
            <text:p>6310.4</text:p>
          </table:table-cell>
          <table:table-cell office:value-type="float" office:value="6556.3" calcext:value-type="float">
            <text:p>6556.3</text:p>
          </table:table-cell>
          <table:table-cell office:value-type="string" calcext:value-type="string">
            <text:p>M</text:p>
          </table:table-cell>
          <table:table-cell office:value-type="float" office:value="1973" calcext:value-type="float">
            <text:p>1973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423_markdup.bam</text:p>
          </table:table-cell>
          <table:table-cell office:value-type="float" office:value="9225.56666666667" calcext:value-type="float">
            <text:p>9225.56666666667</text:p>
          </table:table-cell>
          <table:table-cell office:value-type="float" office:value="9195.9" calcext:value-type="float">
            <text:p>9195.9</text:p>
          </table:table-cell>
          <table:table-cell office:value-type="float" office:value="9278.8" calcext:value-type="float">
            <text:p>9278.8</text:p>
          </table:table-cell>
          <table:table-cell office:value-type="string" calcext:value-type="string">
            <text:p>M</text:p>
          </table:table-cell>
          <table:table-cell office:value-type="float" office:value="1979" calcext:value-type="float">
            <text:p>1979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520_markdup.bam</text:p>
          </table:table-cell>
          <table:table-cell office:value-type="float" office:value="11188.5" calcext:value-type="float">
            <text:p>11188.5</text:p>
          </table:table-cell>
          <table:table-cell office:value-type="float" office:value="11013.5" calcext:value-type="float">
            <text:p>11013.5</text:p>
          </table:table-cell>
          <table:table-cell office:value-type="float" office:value="11346.7" calcext:value-type="float">
            <text:p>11346.7</text:p>
          </table:table-cell>
          <table:table-cell office:value-type="string" calcext:value-type="string">
            <text:p>M</text:p>
          </table:table-cell>
          <table:table-cell office:value-type="float" office:value="2020" calcext:value-type="float">
            <text:p>2020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574_markdup.bam</text:p>
          </table:table-cell>
          <table:table-cell office:value-type="float" office:value="7732.53333333333" calcext:value-type="float">
            <text:p>7732.53333333333</text:p>
          </table:table-cell>
          <table:table-cell office:value-type="float" office:value="7675.7" calcext:value-type="float">
            <text:p>7675.7</text:p>
          </table:table-cell>
          <table:table-cell office:value-type="float" office:value="7801.2" calcext:value-type="float">
            <text:p>7801.2</text:p>
          </table:table-cell>
          <table:table-cell office:value-type="string" calcext:value-type="string">
            <text:p>M</text:p>
          </table:table-cell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575_markdup.bam</text:p>
          </table:table-cell>
          <table:table-cell office:value-type="float" office:value="6066.5" calcext:value-type="float">
            <text:p>6066.5</text:p>
          </table:table-cell>
          <table:table-cell office:value-type="float" office:value="5851.8" calcext:value-type="float">
            <text:p>5851.8</text:p>
          </table:table-cell>
          <table:table-cell office:value-type="float" office:value="6191.1" calcext:value-type="float">
            <text:p>6191.1</text:p>
          </table:table-cell>
          <table:table-cell office:value-type="string" calcext:value-type="string">
            <text:p>F</text:p>
          </table:table-cell>
          <table:table-cell office:value-type="float" office:value="2011" calcext:value-type="float">
            <text:p>2011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576_markdup.bam</text:p>
          </table:table-cell>
          <table:table-cell office:value-type="float" office:value="6546.5" calcext:value-type="float">
            <text:p>6546.5</text:p>
          </table:table-cell>
          <table:table-cell office:value-type="float" office:value="6499.7" calcext:value-type="float">
            <text:p>6499.7</text:p>
          </table:table-cell>
          <table:table-cell office:value-type="float" office:value="6626.1" calcext:value-type="float">
            <text:p>6626.1</text:p>
          </table:table-cell>
          <table:table-cell office:value-type="string" calcext:value-type="string">
            <text:p>F</text:p>
          </table:table-cell>
          <table:table-cell office:value-type="float" office:value="2013" calcext:value-type="float">
            <text:p>2013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577_markdup.bam</text:p>
          </table:table-cell>
          <table:table-cell office:value-type="float" office:value="8307.53333333333" calcext:value-type="float">
            <text:p>8307.53333333333</text:p>
          </table:table-cell>
          <table:table-cell office:value-type="float" office:value="8101" calcext:value-type="float">
            <text:p>8101</text:p>
          </table:table-cell>
          <table:table-cell office:value-type="float" office:value="8522.5" calcext:value-type="float">
            <text:p>8522.5</text:p>
          </table:table-cell>
          <table:table-cell office:value-type="string" calcext:value-type="string">
            <text:p>F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578_markdup.bam</text:p>
          </table:table-cell>
          <table:table-cell office:value-type="float" office:value="5330.3" calcext:value-type="float">
            <text:p>5330.3</text:p>
          </table:table-cell>
          <table:table-cell office:value-type="float" office:value="5291.1" calcext:value-type="float">
            <text:p>5291.1</text:p>
          </table:table-cell>
          <table:table-cell office:value-type="float" office:value="5383.3" calcext:value-type="float">
            <text:p>5383.3</text:p>
          </table:table-cell>
          <table:table-cell office:value-type="string" calcext:value-type="string">
            <text:p>M</text:p>
          </table:table-cell>
          <table:table-cell office:value-type="float" office:value="2013" calcext:value-type="float">
            <text:p>2013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579_markdup.bam</text:p>
          </table:table-cell>
          <table:table-cell office:value-type="float" office:value="7955.46666666667" calcext:value-type="float">
            <text:p>7955.46666666667</text:p>
          </table:table-cell>
          <table:table-cell office:value-type="float" office:value="7888.1" calcext:value-type="float">
            <text:p>7888.1</text:p>
          </table:table-cell>
          <table:table-cell office:value-type="float" office:value="8018.4" calcext:value-type="float">
            <text:p>8018.4</text:p>
          </table:table-cell>
          <table:table-cell office:value-type="string" calcext:value-type="string">
            <text:p>F</text:p>
          </table:table-cell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582_markdup.bam</text:p>
          </table:table-cell>
          <table:table-cell office:value-type="float" office:value="12496.6333333333" calcext:value-type="float">
            <text:p>12496.6333333333</text:p>
          </table:table-cell>
          <table:table-cell office:value-type="float" office:value="12031.2" calcext:value-type="float">
            <text:p>12031.2</text:p>
          </table:table-cell>
          <table:table-cell office:value-type="float" office:value="12758.4" calcext:value-type="float">
            <text:p>12758.4</text:p>
          </table:table-cell>
          <table:table-cell office:value-type="string" calcext:value-type="string">
            <text:p>F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595_markdup.bam</text:p>
          </table:table-cell>
          <table:table-cell office:value-type="float" office:value="5425.76666666667" calcext:value-type="float">
            <text:p>5425.76666666667</text:p>
          </table:table-cell>
          <table:table-cell office:value-type="float" office:value="5297.8" calcext:value-type="float">
            <text:p>5297.8</text:p>
          </table:table-cell>
          <table:table-cell office:value-type="float" office:value="5572.2" calcext:value-type="float">
            <text:p>5572.2</text:p>
          </table:table-cell>
          <table:table-cell office:value-type="string" calcext:value-type="string">
            <text:p>M</text:p>
          </table:table-cell>
          <table:table-cell office:value-type="float" office:value="1988" calcext:value-type="float">
            <text:p>1988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600_markdup.bam</text:p>
          </table:table-cell>
          <table:table-cell office:value-type="float" office:value="5311.33333333333" calcext:value-type="float">
            <text:p>5311.33333333333</text:p>
          </table:table-cell>
          <table:table-cell office:value-type="float" office:value="5149.9" calcext:value-type="float">
            <text:p>5149.9</text:p>
          </table:table-cell>
          <table:table-cell office:value-type="float" office:value="5459.8" calcext:value-type="float">
            <text:p>5459.8</text:p>
          </table:table-cell>
          <table:table-cell office:value-type="string" calcext:value-type="string">
            <text:p>F</text:p>
          </table:table-cell>
          <table:table-cell office:value-type="float" office:value="1987" calcext:value-type="float">
            <text:p>1987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605_markdup.bam</text:p>
          </table:table-cell>
          <table:table-cell office:value-type="float" office:value="6084.03333333333" calcext:value-type="float">
            <text:p>6084.03333333333</text:p>
          </table:table-cell>
          <table:table-cell office:value-type="float" office:value="5961.3" calcext:value-type="float">
            <text:p>5961.3</text:p>
          </table:table-cell>
          <table:table-cell office:value-type="float" office:value="6199.2" calcext:value-type="float">
            <text:p>6199.2</text:p>
          </table:table-cell>
          <table:table-cell office:value-type="string" calcext:value-type="string">
            <text:p>F</text:p>
          </table:table-cell>
          <table:table-cell office:value-type="float" office:value="2009" calcext:value-type="float">
            <text:p>2009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649_markdup.bam</text:p>
          </table:table-cell>
          <table:table-cell office:value-type="float" office:value="6352.63333333333" calcext:value-type="float">
            <text:p>6352.63333333333</text:p>
          </table:table-cell>
          <table:table-cell office:value-type="float" office:value="6309.5" calcext:value-type="float">
            <text:p>6309.5</text:p>
          </table:table-cell>
          <table:table-cell office:value-type="float" office:value="6409.2" calcext:value-type="float">
            <text:p>6409.2</text:p>
          </table:table-cell>
          <table:table-cell office:value-type="string" calcext:value-type="string">
            <text:p>F</text:p>
          </table:table-cell>
          <table:table-cell office:value-type="float" office:value="1996" calcext:value-type="float">
            <text:p>1996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730_markdup.bam</text:p>
          </table:table-cell>
          <table:table-cell office:value-type="float" office:value="6522.7" calcext:value-type="float">
            <text:p>6522.7</text:p>
          </table:table-cell>
          <table:table-cell office:value-type="float" office:value="6357.6" calcext:value-type="float">
            <text:p>6357.6</text:p>
          </table:table-cell>
          <table:table-cell office:value-type="float" office:value="6693.3" calcext:value-type="float">
            <text:p>6693.3</text:p>
          </table:table-cell>
          <table:table-cell office:value-type="string" calcext:value-type="string">
            <text:p>F</text:p>
          </table:table-cell>
          <table:table-cell office:value-type="float" office:value="1989" calcext:value-type="float">
            <text:p>1989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566_markdup.bam</text:p>
          </table:table-cell>
          <table:table-cell office:value-type="float" office:value="6076.66666666667" calcext:value-type="float">
            <text:p>6076.66666666667</text:p>
          </table:table-cell>
          <table:table-cell office:value-type="float" office:value="5840.3" calcext:value-type="float">
            <text:p>5840.3</text:p>
          </table:table-cell>
          <table:table-cell office:value-type="float" office:value="6246.3" calcext:value-type="float">
            <text:p>6246.3</text:p>
          </table:table-cell>
          <table:table-cell office:value-type="string" calcext:value-type="string">
            <text:p>M</text:p>
          </table:table-cell>
          <table:table-cell office:value-type="float" office:value="1963" calcext:value-type="float">
            <text:p>1963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571_markdup.bam</text:p>
          </table:table-cell>
          <table:table-cell office:value-type="float" office:value="5604.3" calcext:value-type="float">
            <text:p>5604.3</text:p>
          </table:table-cell>
          <table:table-cell office:value-type="float" office:value="5372.9" calcext:value-type="float">
            <text:p>5372.9</text:p>
          </table:table-cell>
          <table:table-cell office:value-type="float" office:value="5773.4" calcext:value-type="float">
            <text:p>5773.4</text:p>
          </table:table-cell>
          <table:table-cell office:value-type="string" calcext:value-type="string">
            <text:p>M</text:p>
          </table:table-cell>
          <table:table-cell office:value-type="float" office:value="1969" calcext:value-type="float">
            <text:p>1969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580_markdup.bam</text:p>
          </table:table-cell>
          <table:table-cell office:value-type="float" office:value="8897.86666666667" calcext:value-type="float">
            <text:p>8897.86666666667</text:p>
          </table:table-cell>
          <table:table-cell office:value-type="float" office:value="8724.8" calcext:value-type="float">
            <text:p>8724.8</text:p>
          </table:table-cell>
          <table:table-cell office:value-type="float" office:value="9117" calcext:value-type="float">
            <text:p>9117</text:p>
          </table:table-cell>
          <table:table-cell office:value-type="string" calcext:value-type="string">
            <text:p>M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584_markdup.bam</text:p>
          </table:table-cell>
          <table:table-cell office:value-type="float" office:value="9679" calcext:value-type="float">
            <text:p>9679</text:p>
          </table:table-cell>
          <table:table-cell office:value-type="float" office:value="9589.8" calcext:value-type="float">
            <text:p>9589.8</text:p>
          </table:table-cell>
          <table:table-cell office:value-type="float" office:value="9796.4" calcext:value-type="float">
            <text:p>9796.4</text:p>
          </table:table-cell>
          <table:table-cell office:value-type="string" calcext:value-type="string">
            <text:p>F</text:p>
          </table:table-cell>
          <table:table-cell office:value-type="float" office:value="2018" calcext:value-type="float">
            <text:p>2018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585_markdup.bam</text:p>
          </table:table-cell>
          <table:table-cell office:value-type="float" office:value="6346.8" calcext:value-type="float">
            <text:p>6346.8</text:p>
          </table:table-cell>
          <table:table-cell office:value-type="float" office:value="6258.8" calcext:value-type="float">
            <text:p>6258.8</text:p>
          </table:table-cell>
          <table:table-cell office:value-type="float" office:value="6398.9" calcext:value-type="float">
            <text:p>6398.9</text:p>
          </table:table-cell>
          <table:table-cell office:value-type="string" calcext:value-type="string">
            <text:p>M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586_markdup.bam</text:p>
          </table:table-cell>
          <table:table-cell office:value-type="float" office:value="7289.23333333333" calcext:value-type="float">
            <text:p>7289.23333333333</text:p>
          </table:table-cell>
          <table:table-cell office:value-type="float" office:value="7096.1" calcext:value-type="float">
            <text:p>7096.1</text:p>
          </table:table-cell>
          <table:table-cell office:value-type="float" office:value="7386.5" calcext:value-type="float">
            <text:p>7386.5</text:p>
          </table:table-cell>
          <table:table-cell office:value-type="string" calcext:value-type="string">
            <text:p>M</text:p>
          </table:table-cell>
          <table:table-cell office:value-type="float" office:value="2006" calcext:value-type="float">
            <text:p>2006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587_markdup.bam</text:p>
          </table:table-cell>
          <table:table-cell office:value-type="float" office:value="5297.9" calcext:value-type="float">
            <text:p>5297.9</text:p>
          </table:table-cell>
          <table:table-cell office:value-type="float" office:value="5142.1" calcext:value-type="float">
            <text:p>5142.1</text:p>
          </table:table-cell>
          <table:table-cell office:value-type="float" office:value="5426.9" calcext:value-type="float">
            <text:p>5426.9</text:p>
          </table:table-cell>
          <table:table-cell office:value-type="string" calcext:value-type="string">
            <text:p>M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588_markdup.bam</text:p>
          </table:table-cell>
          <table:table-cell office:value-type="float" office:value="5748.83333333333" calcext:value-type="float">
            <text:p>5748.83333333333</text:p>
          </table:table-cell>
          <table:table-cell office:value-type="float" office:value="5442.3" calcext:value-type="float">
            <text:p>5442.3</text:p>
          </table:table-cell>
          <table:table-cell office:value-type="float" office:value="6089.4" calcext:value-type="float">
            <text:p>6089.4</text:p>
          </table:table-cell>
          <table:table-cell office:value-type="string" calcext:value-type="string">
            <text:p>M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589_markdup.bam</text:p>
          </table:table-cell>
          <table:table-cell office:value-type="float" office:value="7370.06666666667" calcext:value-type="float">
            <text:p>7370.06666666667</text:p>
          </table:table-cell>
          <table:table-cell office:value-type="float" office:value="7291.2" calcext:value-type="float">
            <text:p>7291.2</text:p>
          </table:table-cell>
          <table:table-cell office:value-type="float" office:value="7521.1" calcext:value-type="float">
            <text:p>7521.1</text:p>
          </table:table-cell>
          <table:table-cell office:value-type="string" calcext:value-type="string">
            <text:p>M</text:p>
          </table:table-cell>
          <table:table-cell office:value-type="float" office:value="2011" calcext:value-type="float">
            <text:p>2011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590_markdup.bam</text:p>
          </table:table-cell>
          <table:table-cell office:value-type="float" office:value="8017" calcext:value-type="float">
            <text:p>8017</text:p>
          </table:table-cell>
          <table:table-cell office:value-type="float" office:value="7936.9" calcext:value-type="float">
            <text:p>7936.9</text:p>
          </table:table-cell>
          <table:table-cell office:value-type="float" office:value="8172" calcext:value-type="float">
            <text:p>8172</text:p>
          </table:table-cell>
          <table:table-cell office:value-type="string" calcext:value-type="string">
            <text:p>M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592_markdup.bam</text:p>
          </table:table-cell>
          <table:table-cell office:value-type="float" office:value="6559.36666666667" calcext:value-type="float">
            <text:p>6559.36666666667</text:p>
          </table:table-cell>
          <table:table-cell office:value-type="float" office:value="6531.7" calcext:value-type="float">
            <text:p>6531.7</text:p>
          </table:table-cell>
          <table:table-cell office:value-type="float" office:value="6608.2" calcext:value-type="float">
            <text:p>6608.2</text:p>
          </table:table-cell>
          <table:table-cell office:value-type="string" calcext:value-type="string">
            <text:p>F</text:p>
          </table:table-cell>
          <table:table-cell office:value-type="float" office:value="1951" calcext:value-type="float">
            <text:p>1951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593_markdup.bam</text:p>
          </table:table-cell>
          <table:table-cell office:value-type="float" office:value="8338.26666666667" calcext:value-type="float">
            <text:p>8338.26666666667</text:p>
          </table:table-cell>
          <table:table-cell office:value-type="float" office:value="8043" calcext:value-type="float">
            <text:p>8043</text:p>
          </table:table-cell>
          <table:table-cell office:value-type="float" office:value="8603.4" calcext:value-type="float">
            <text:p>8603.4</text:p>
          </table:table-cell>
          <table:table-cell office:value-type="string" calcext:value-type="string">
            <text:p>F</text:p>
          </table:table-cell>
          <table:table-cell office:value-type="float" office:value="1961" calcext:value-type="float">
            <text:p>1961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594_markdup.bam</text:p>
          </table:table-cell>
          <table:table-cell office:value-type="float" office:value="6050.06666666667" calcext:value-type="float">
            <text:p>6050.06666666667</text:p>
          </table:table-cell>
          <table:table-cell office:value-type="float" office:value="5865.3" calcext:value-type="float">
            <text:p>5865.3</text:p>
          </table:table-cell>
          <table:table-cell office:value-type="float" office:value="6323.1" calcext:value-type="float">
            <text:p>6323.1</text:p>
          </table:table-cell>
          <table:table-cell office:value-type="string" calcext:value-type="string">
            <text:p>M</text:p>
          </table:table-cell>
          <table:table-cell office:value-type="float" office:value="1994" calcext:value-type="float">
            <text:p>1994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596_markdup.bam</text:p>
          </table:table-cell>
          <table:table-cell office:value-type="float" office:value="5913.2" calcext:value-type="float">
            <text:p>5913.2</text:p>
          </table:table-cell>
          <table:table-cell office:value-type="float" office:value="5830.5" calcext:value-type="float">
            <text:p>5830.5</text:p>
          </table:table-cell>
          <table:table-cell office:value-type="float" office:value="6022.7" calcext:value-type="float">
            <text:p>6022.7</text:p>
          </table:table-cell>
          <table:table-cell office:value-type="string" calcext:value-type="string">
            <text:p>M</text:p>
          </table:table-cell>
          <table:table-cell office:value-type="float" office:value="1976" calcext:value-type="float">
            <text:p>1976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597_markdup.bam</text:p>
          </table:table-cell>
          <table:table-cell office:value-type="float" office:value="4816.06666666667" calcext:value-type="float">
            <text:p>4816.06666666667</text:p>
          </table:table-cell>
          <table:table-cell office:value-type="float" office:value="4645.9" calcext:value-type="float">
            <text:p>4645.9</text:p>
          </table:table-cell>
          <table:table-cell office:value-type="float" office:value="4961.2" calcext:value-type="float">
            <text:p>4961.2</text:p>
          </table:table-cell>
          <table:table-cell office:value-type="string" calcext:value-type="string">
            <text:p>M</text:p>
          </table:table-cell>
          <table:table-cell office:value-type="float" office:value="1978" calcext:value-type="float">
            <text:p>1978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601_markdup.bam</text:p>
          </table:table-cell>
          <table:table-cell office:value-type="float" office:value="6515.83333333333" calcext:value-type="float">
            <text:p>6515.83333333333</text:p>
          </table:table-cell>
          <table:table-cell office:value-type="float" office:value="6417.8" calcext:value-type="float">
            <text:p>6417.8</text:p>
          </table:table-cell>
          <table:table-cell office:value-type="float" office:value="6693.3" calcext:value-type="float">
            <text:p>6693.3</text:p>
          </table:table-cell>
          <table:table-cell office:value-type="string" calcext:value-type="string">
            <text:p>M</text:p>
          </table:table-cell>
          <table:table-cell office:value-type="float" office:value="2011" calcext:value-type="float">
            <text:p>2011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604_markdup.bam</text:p>
          </table:table-cell>
          <table:table-cell office:value-type="float" office:value="6516.83333333333" calcext:value-type="float">
            <text:p>6516.83333333333</text:p>
          </table:table-cell>
          <table:table-cell office:value-type="float" office:value="6422.4" calcext:value-type="float">
            <text:p>6422.4</text:p>
          </table:table-cell>
          <table:table-cell office:value-type="float" office:value="6674.5" calcext:value-type="float">
            <text:p>6674.5</text:p>
          </table:table-cell>
          <table:table-cell office:value-type="string" calcext:value-type="string">
            <text:p>M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616_markdup.bam</text:p>
          </table:table-cell>
          <table:table-cell office:value-type="float" office:value="8935" calcext:value-type="float">
            <text:p>8935</text:p>
          </table:table-cell>
          <table:table-cell office:value-type="float" office:value="8807.3" calcext:value-type="float">
            <text:p>8807.3</text:p>
          </table:table-cell>
          <table:table-cell office:value-type="float" office:value="9023.6" calcext:value-type="float">
            <text:p>9023.6</text:p>
          </table:table-cell>
          <table:table-cell office:value-type="string" calcext:value-type="string">
            <text:p>F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621_markdup.bam</text:p>
          </table:table-cell>
          <table:table-cell office:value-type="float" office:value="5519.43333333333" calcext:value-type="float">
            <text:p>5519.43333333333</text:p>
          </table:table-cell>
          <table:table-cell office:value-type="float" office:value="5406.4" calcext:value-type="float">
            <text:p>5406.4</text:p>
          </table:table-cell>
          <table:table-cell office:value-type="float" office:value="5690" calcext:value-type="float">
            <text:p>5690</text:p>
          </table:table-cell>
          <table:table-cell office:value-type="string" calcext:value-type="string">
            <text:p>F</text:p>
          </table:table-cell>
          <table:table-cell office:value-type="float" office:value="1964" calcext:value-type="float">
            <text:p>1964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623_markdup.bam</text:p>
          </table:table-cell>
          <table:table-cell office:value-type="float" office:value="5096.66666666667" calcext:value-type="float">
            <text:p>5096.66666666667</text:p>
          </table:table-cell>
          <table:table-cell office:value-type="float" office:value="4949.8" calcext:value-type="float">
            <text:p>4949.8</text:p>
          </table:table-cell>
          <table:table-cell office:value-type="float" office:value="5215" calcext:value-type="float">
            <text:p>5215</text:p>
          </table:table-cell>
          <table:table-cell office:value-type="string" calcext:value-type="string">
            <text:p>F</text:p>
          </table:table-cell>
          <table:table-cell office:value-type="float" office:value="1942" calcext:value-type="float">
            <text:p>194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632_markdup.bam</text:p>
          </table:table-cell>
          <table:table-cell office:value-type="float" office:value="6046.36666666667" calcext:value-type="float">
            <text:p>6046.36666666667</text:p>
          </table:table-cell>
          <table:table-cell office:value-type="float" office:value="5606.8" calcext:value-type="float">
            <text:p>5606.8</text:p>
          </table:table-cell>
          <table:table-cell office:value-type="float" office:value="6884.8" calcext:value-type="float">
            <text:p>6884.8</text:p>
          </table:table-cell>
          <table:table-cell office:value-type="string" calcext:value-type="string">
            <text:p>M</text:p>
          </table:table-cell>
          <table:table-cell office:value-type="float" office:value="1968" calcext:value-type="float">
            <text:p>1968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659_markdup.bam</text:p>
          </table:table-cell>
          <table:table-cell office:value-type="float" office:value="8827.6" calcext:value-type="float">
            <text:p>8827.6</text:p>
          </table:table-cell>
          <table:table-cell office:value-type="float" office:value="8606.6" calcext:value-type="float">
            <text:p>8606.6</text:p>
          </table:table-cell>
          <table:table-cell office:value-type="float" office:value="9010" calcext:value-type="float">
            <text:p>9010</text:p>
          </table:table-cell>
          <table:table-cell office:value-type="string" calcext:value-type="string">
            <text:p>F</text:p>
          </table:table-cell>
          <table:table-cell office:value-type="float" office:value="2013" calcext:value-type="float">
            <text:p>2013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694_markdup.bam</text:p>
          </table:table-cell>
          <table:table-cell office:value-type="float" office:value="5330.86666666667" calcext:value-type="float">
            <text:p>5330.86666666667</text:p>
          </table:table-cell>
          <table:table-cell office:value-type="float" office:value="4945" calcext:value-type="float">
            <text:p>4945</text:p>
          </table:table-cell>
          <table:table-cell office:value-type="float" office:value="5769.2" calcext:value-type="float">
            <text:p>5769.2</text:p>
          </table:table-cell>
          <table:table-cell office:value-type="string" calcext:value-type="string">
            <text:p>F</text:p>
          </table:table-cell>
          <table:table-cell office:value-type="float" office:value="1946" calcext:value-type="float">
            <text:p>1946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712_markdup.bam</text:p>
          </table:table-cell>
          <table:table-cell office:value-type="float" office:value="5894.66666666667" calcext:value-type="float">
            <text:p>5894.66666666667</text:p>
          </table:table-cell>
          <table:table-cell office:value-type="float" office:value="5785.5" calcext:value-type="float">
            <text:p>5785.5</text:p>
          </table:table-cell>
          <table:table-cell office:value-type="float" office:value="5995" calcext:value-type="float">
            <text:p>5995</text:p>
          </table:table-cell>
          <table:table-cell office:value-type="string" calcext:value-type="string">
            <text:p>F</text:p>
          </table:table-cell>
          <table:table-cell office:value-type="float" office:value="1985" calcext:value-type="float">
            <text:p>1985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6933_markdup.bam</text:p>
          </table:table-cell>
          <table:table-cell office:value-type="float" office:value="4735.73333333333" calcext:value-type="float">
            <text:p>4735.73333333333</text:p>
          </table:table-cell>
          <table:table-cell office:value-type="float" office:value="4544.9" calcext:value-type="float">
            <text:p>4544.9</text:p>
          </table:table-cell>
          <table:table-cell office:value-type="float" office:value="4869.9" calcext:value-type="float">
            <text:p>4869.9</text:p>
          </table:table-cell>
          <table:table-cell office:value-type="string" calcext:value-type="string">
            <text:p>F</text:p>
          </table:table-cell>
          <table:table-cell office:value-type="float" office:value="1972" calcext:value-type="float">
            <text:p>1972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132_markdup.bam</text:p>
          </table:table-cell>
          <table:table-cell office:value-type="float" office:value="22798.8" calcext:value-type="float">
            <text:p>22798.8</text:p>
          </table:table-cell>
          <table:table-cell office:value-type="float" office:value="21653.8" calcext:value-type="float">
            <text:p>21653.8</text:p>
          </table:table-cell>
          <table:table-cell office:value-type="float" office:value="24264" calcext:value-type="float">
            <text:p>24264</text:p>
          </table:table-cell>
          <table:table-cell office:value-type="string" calcext:value-type="string">
            <text:p>F</text:p>
          </table:table-cell>
          <table:table-cell office:value-type="float" office:value="2020" calcext:value-type="float">
            <text:p>2020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135_markdup.bam</text:p>
          </table:table-cell>
          <table:table-cell office:value-type="float" office:value="7080.23333333333" calcext:value-type="float">
            <text:p>7080.23333333333</text:p>
          </table:table-cell>
          <table:table-cell office:value-type="float" office:value="6651.3" calcext:value-type="float">
            <text:p>6651.3</text:p>
          </table:table-cell>
          <table:table-cell office:value-type="float" office:value="7326.9" calcext:value-type="float">
            <text:p>7326.9</text:p>
          </table:table-cell>
          <table:table-cell office:value-type="string" calcext:value-type="string">
            <text:p>M</text:p>
          </table:table-cell>
          <table:table-cell office:value-type="float" office:value="1986" calcext:value-type="float">
            <text:p>1986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139_markdup.bam</text:p>
          </table:table-cell>
          <table:table-cell office:value-type="float" office:value="10230.1666666667" calcext:value-type="float">
            <text:p>10230.1666666667</text:p>
          </table:table-cell>
          <table:table-cell office:value-type="float" office:value="9959.8" calcext:value-type="float">
            <text:p>9959.8</text:p>
          </table:table-cell>
          <table:table-cell office:value-type="float" office:value="10371.2" calcext:value-type="float">
            <text:p>10371.2</text:p>
          </table:table-cell>
          <table:table-cell office:value-type="string" calcext:value-type="string">
            <text:p>M</text:p>
          </table:table-cell>
          <table:table-cell office:value-type="float" office:value="1954" calcext:value-type="float">
            <text:p>1954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140_markdup.bam</text:p>
          </table:table-cell>
          <table:table-cell office:value-type="float" office:value="9651.73333333333" calcext:value-type="float">
            <text:p>9651.73333333333</text:p>
          </table:table-cell>
          <table:table-cell office:value-type="float" office:value="9244.4" calcext:value-type="float">
            <text:p>9244.4</text:p>
          </table:table-cell>
          <table:table-cell office:value-type="float" office:value="10183.2" calcext:value-type="float">
            <text:p>10183.2</text:p>
          </table:table-cell>
          <table:table-cell office:value-type="string" calcext:value-type="string">
            <text:p>M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156_markdup.bam</text:p>
          </table:table-cell>
          <table:table-cell office:value-type="float" office:value="15246" calcext:value-type="float">
            <text:p>15246</text:p>
          </table:table-cell>
          <table:table-cell office:value-type="float" office:value="15151.9" calcext:value-type="float">
            <text:p>15151.9</text:p>
          </table:table-cell>
          <table:table-cell office:value-type="float" office:value="15386.6" calcext:value-type="float">
            <text:p>15386.6</text:p>
          </table:table-cell>
          <table:table-cell office:value-type="string" calcext:value-type="string">
            <text:p>F</text:p>
          </table:table-cell>
          <table:table-cell office:value-type="float" office:value="1971" calcext:value-type="float">
            <text:p>197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157_markdup.bam</text:p>
          </table:table-cell>
          <table:table-cell office:value-type="float" office:value="7129.73333333333" calcext:value-type="float">
            <text:p>7129.73333333333</text:p>
          </table:table-cell>
          <table:table-cell office:value-type="float" office:value="6871.3" calcext:value-type="float">
            <text:p>6871.3</text:p>
          </table:table-cell>
          <table:table-cell office:value-type="float" office:value="7579.6" calcext:value-type="float">
            <text:p>7579.6</text:p>
          </table:table-cell>
          <table:table-cell office:value-type="string" calcext:value-type="string">
            <text:p>F</text:p>
          </table:table-cell>
          <table:table-cell office:value-type="float" office:value="1985" calcext:value-type="float">
            <text:p>1985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158_markdup.bam</text:p>
          </table:table-cell>
          <table:table-cell office:value-type="float" office:value="11181.3" calcext:value-type="float">
            <text:p>11181.3</text:p>
          </table:table-cell>
          <table:table-cell office:value-type="float" office:value="10793.6" calcext:value-type="float">
            <text:p>10793.6</text:p>
          </table:table-cell>
          <table:table-cell office:value-type="float" office:value="11855.7" calcext:value-type="float">
            <text:p>11855.7</text:p>
          </table:table-cell>
          <table:table-cell office:value-type="string" calcext:value-type="string">
            <text:p>M</text:p>
          </table:table-cell>
          <table:table-cell office:value-type="float" office:value="1943" calcext:value-type="float">
            <text:p>1943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159_markdup.bam</text:p>
          </table:table-cell>
          <table:table-cell office:value-type="float" office:value="5309.33333333333" calcext:value-type="float">
            <text:p>5309.33333333333</text:p>
          </table:table-cell>
          <table:table-cell office:value-type="float" office:value="5021.9" calcext:value-type="float">
            <text:p>5021.9</text:p>
          </table:table-cell>
          <table:table-cell office:value-type="float" office:value="5530.9" calcext:value-type="float">
            <text:p>5530.9</text:p>
          </table:table-cell>
          <table:table-cell office:value-type="string" calcext:value-type="string">
            <text:p>M</text:p>
          </table:table-cell>
          <table:table-cell office:value-type="float" office:value="1964" calcext:value-type="float">
            <text:p>1964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189_markdup.bam</text:p>
          </table:table-cell>
          <table:table-cell office:value-type="float" office:value="20824.6" calcext:value-type="float">
            <text:p>20824.6</text:p>
          </table:table-cell>
          <table:table-cell office:value-type="float" office:value="20501.8" calcext:value-type="float">
            <text:p>20501.8</text:p>
          </table:table-cell>
          <table:table-cell office:value-type="float" office:value="21276.1" calcext:value-type="float">
            <text:p>21276.1</text:p>
          </table:table-cell>
          <table:table-cell office:value-type="string" calcext:value-type="string">
            <text:p>F</text:p>
          </table:table-cell>
          <table:table-cell office:value-type="float" office:value="1981" calcext:value-type="float">
            <text:p>198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191_markdup.bam</text:p>
          </table:table-cell>
          <table:table-cell office:value-type="float" office:value="6973" calcext:value-type="float">
            <text:p>6973</text:p>
          </table:table-cell>
          <table:table-cell office:value-type="float" office:value="6561.4" calcext:value-type="float">
            <text:p>6561.4</text:p>
          </table:table-cell>
          <table:table-cell office:value-type="float" office:value="7462.8" calcext:value-type="float">
            <text:p>7462.8</text:p>
          </table:table-cell>
          <table:table-cell office:value-type="string" calcext:value-type="string">
            <text:p>F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193_markdup.bam</text:p>
          </table:table-cell>
          <table:table-cell office:value-type="float" office:value="23379.9333333333" calcext:value-type="float">
            <text:p>23379.9333333333</text:p>
          </table:table-cell>
          <table:table-cell office:value-type="float" office:value="22186.6" calcext:value-type="float">
            <text:p>22186.6</text:p>
          </table:table-cell>
          <table:table-cell office:value-type="float" office:value="24990" calcext:value-type="float">
            <text:p>24990</text:p>
          </table:table-cell>
          <table:table-cell office:value-type="string" calcext:value-type="string">
            <text:p>M</text:p>
          </table:table-cell>
          <table:table-cell office:value-type="float" office:value="1962" calcext:value-type="float">
            <text:p>1962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201_markdup.bam</text:p>
          </table:table-cell>
          <table:table-cell office:value-type="float" office:value="17763" calcext:value-type="float">
            <text:p>17763</text:p>
          </table:table-cell>
          <table:table-cell office:value-type="float" office:value="17050.9" calcext:value-type="float">
            <text:p>17050.9</text:p>
          </table:table-cell>
          <table:table-cell office:value-type="float" office:value="18456.3" calcext:value-type="float">
            <text:p>18456.3</text:p>
          </table:table-cell>
          <table:table-cell office:value-type="string" calcext:value-type="string">
            <text:p>F</text:p>
          </table:table-cell>
          <table:table-cell office:value-type="float" office:value="1967" calcext:value-type="float">
            <text:p>1967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202_markdup.bam</text:p>
          </table:table-cell>
          <table:table-cell office:value-type="float" office:value="10434.7" calcext:value-type="float">
            <text:p>10434.7</text:p>
          </table:table-cell>
          <table:table-cell office:value-type="float" office:value="9401.6" calcext:value-type="float">
            <text:p>9401.6</text:p>
          </table:table-cell>
          <table:table-cell office:value-type="float" office:value="12183.9" calcext:value-type="float">
            <text:p>12183.9</text:p>
          </table:table-cell>
          <table:table-cell office:value-type="string" calcext:value-type="string">
            <text:p>M</text:p>
          </table:table-cell>
          <table:table-cell office:value-type="float" office:value="2018" calcext:value-type="float">
            <text:p>2018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209_markdup.bam</text:p>
          </table:table-cell>
          <table:table-cell office:value-type="float" office:value="10158.0333333333" calcext:value-type="float">
            <text:p>10158.0333333333</text:p>
          </table:table-cell>
          <table:table-cell office:value-type="float" office:value="9919.6" calcext:value-type="float">
            <text:p>9919.6</text:p>
          </table:table-cell>
          <table:table-cell office:value-type="float" office:value="10474.4" calcext:value-type="float">
            <text:p>10474.4</text:p>
          </table:table-cell>
          <table:table-cell office:value-type="string" calcext:value-type="string">
            <text:p>M</text:p>
          </table:table-cell>
          <table:table-cell office:value-type="float" office:value="1998" calcext:value-type="float">
            <text:p>1998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238_markdup.bam</text:p>
          </table:table-cell>
          <table:table-cell office:value-type="float" office:value="8314.6" calcext:value-type="float">
            <text:p>8314.6</text:p>
          </table:table-cell>
          <table:table-cell office:value-type="float" office:value="8179.9" calcext:value-type="float">
            <text:p>8179.9</text:p>
          </table:table-cell>
          <table:table-cell office:value-type="float" office:value="8444.6" calcext:value-type="float">
            <text:p>8444.6</text:p>
          </table:table-cell>
          <table:table-cell office:value-type="string" calcext:value-type="string">
            <text:p>M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239_markdup.bam</text:p>
          </table:table-cell>
          <table:table-cell office:value-type="float" office:value="15918.2333333333" calcext:value-type="float">
            <text:p>15918.2333333333</text:p>
          </table:table-cell>
          <table:table-cell office:value-type="float" office:value="14101.9" calcext:value-type="float">
            <text:p>14101.9</text:p>
          </table:table-cell>
          <table:table-cell office:value-type="float" office:value="19114.3" calcext:value-type="float">
            <text:p>19114.3</text:p>
          </table:table-cell>
          <table:table-cell office:value-type="string" calcext:value-type="string">
            <text:p>M</text:p>
          </table:table-cell>
          <table:table-cell office:value-type="float" office:value="2004" calcext:value-type="float">
            <text:p>2004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248_markdup.bam</text:p>
          </table:table-cell>
          <table:table-cell office:value-type="float" office:value="11601.5" calcext:value-type="float">
            <text:p>11601.5</text:p>
          </table:table-cell>
          <table:table-cell office:value-type="float" office:value="9776.3" calcext:value-type="float">
            <text:p>9776.3</text:p>
          </table:table-cell>
          <table:table-cell office:value-type="float" office:value="15200.9" calcext:value-type="float">
            <text:p>15200.9</text:p>
          </table:table-cell>
          <table:table-cell office:value-type="string" calcext:value-type="string">
            <text:p>F</text:p>
          </table:table-cell>
          <table:table-cell office:value-type="float" office:value="1954" calcext:value-type="float">
            <text:p>1954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262_markdup.bam</text:p>
          </table:table-cell>
          <table:table-cell office:value-type="float" office:value="14429" calcext:value-type="float">
            <text:p>14429</text:p>
          </table:table-cell>
          <table:table-cell office:value-type="float" office:value="14267" calcext:value-type="float">
            <text:p>14267</text:p>
          </table:table-cell>
          <table:table-cell office:value-type="float" office:value="14731.5" calcext:value-type="float">
            <text:p>14731.5</text:p>
          </table:table-cell>
          <table:table-cell office:value-type="string" calcext:value-type="string">
            <text:p>M</text:p>
          </table:table-cell>
          <table:table-cell office:value-type="float" office:value="1985" calcext:value-type="float">
            <text:p>1985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268_markdup.bam</text:p>
          </table:table-cell>
          <table:table-cell office:value-type="float" office:value="12374.5" calcext:value-type="float">
            <text:p>12374.5</text:p>
          </table:table-cell>
          <table:table-cell office:value-type="float" office:value="12179.3" calcext:value-type="float">
            <text:p>12179.3</text:p>
          </table:table-cell>
          <table:table-cell office:value-type="float" office:value="12618.7" calcext:value-type="float">
            <text:p>12618.7</text:p>
          </table:table-cell>
          <table:table-cell office:value-type="string" calcext:value-type="string">
            <text:p>M</text:p>
          </table:table-cell>
          <table:table-cell office:value-type="float" office:value="2004" calcext:value-type="float">
            <text:p>2004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283_markdup.bam</text:p>
          </table:table-cell>
          <table:table-cell office:value-type="float" office:value="6276.56666666667" calcext:value-type="float">
            <text:p>6276.56666666667</text:p>
          </table:table-cell>
          <table:table-cell office:value-type="float" office:value="6032.3" calcext:value-type="float">
            <text:p>6032.3</text:p>
          </table:table-cell>
          <table:table-cell office:value-type="float" office:value="6555.9" calcext:value-type="float">
            <text:p>6555.9</text:p>
          </table:table-cell>
          <table:table-cell office:value-type="string" calcext:value-type="string">
            <text:p>F</text:p>
          </table:table-cell>
          <table:table-cell office:value-type="float" office:value="1968" calcext:value-type="float">
            <text:p>1968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285_markdup.bam</text:p>
          </table:table-cell>
          <table:table-cell office:value-type="float" office:value="5640.56666666667" calcext:value-type="float">
            <text:p>5640.56666666667</text:p>
          </table:table-cell>
          <table:table-cell office:value-type="float" office:value="5551.5" calcext:value-type="float">
            <text:p>5551.5</text:p>
          </table:table-cell>
          <table:table-cell office:value-type="float" office:value="5787.3" calcext:value-type="float">
            <text:p>5787.3</text:p>
          </table:table-cell>
          <table:table-cell office:value-type="string" calcext:value-type="string">
            <text:p>F</text:p>
          </table:table-cell>
          <table:table-cell office:value-type="float" office:value="1985" calcext:value-type="float">
            <text:p>1985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313_markdup.bam</text:p>
          </table:table-cell>
          <table:table-cell office:value-type="float" office:value="15926.0666666667" calcext:value-type="float">
            <text:p>15926.0666666667</text:p>
          </table:table-cell>
          <table:table-cell office:value-type="float" office:value="15432" calcext:value-type="float">
            <text:p>15432</text:p>
          </table:table-cell>
          <table:table-cell office:value-type="float" office:value="16801.5" calcext:value-type="float">
            <text:p>16801.5</text:p>
          </table:table-cell>
          <table:table-cell office:value-type="string" calcext:value-type="string">
            <text:p>M</text:p>
          </table:table-cell>
          <table:table-cell office:value-type="float" office:value="1961" calcext:value-type="float">
            <text:p>196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314_markdup.bam</text:p>
          </table:table-cell>
          <table:table-cell office:value-type="float" office:value="13293.5333333333" calcext:value-type="float">
            <text:p>13293.5333333333</text:p>
          </table:table-cell>
          <table:table-cell office:value-type="float" office:value="11492.3" calcext:value-type="float">
            <text:p>11492.3</text:p>
          </table:table-cell>
          <table:table-cell office:value-type="float" office:value="16857.1" calcext:value-type="float">
            <text:p>16857.1</text:p>
          </table:table-cell>
          <table:table-cell office:value-type="string" calcext:value-type="string">
            <text:p>M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103_markdup.bam</text:p>
          </table:table-cell>
          <table:table-cell office:value-type="float" office:value="4878.6" calcext:value-type="float">
            <text:p>4878.6</text:p>
          </table:table-cell>
          <table:table-cell office:value-type="float" office:value="4510.7" calcext:value-type="float">
            <text:p>4510.7</text:p>
          </table:table-cell>
          <table:table-cell office:value-type="float" office:value="5138.4" calcext:value-type="float">
            <text:p>5138.4</text:p>
          </table:table-cell>
          <table:table-cell office:value-type="string" calcext:value-type="string">
            <text:p>F</text:p>
          </table:table-cell>
          <table:table-cell office:value-type="float" office:value="1982" calcext:value-type="float">
            <text:p>1982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121_markdup.bam</text:p>
          </table:table-cell>
          <table:table-cell office:value-type="float" office:value="4527.7" calcext:value-type="float">
            <text:p>4527.7</text:p>
          </table:table-cell>
          <table:table-cell office:value-type="float" office:value="4451.9" calcext:value-type="float">
            <text:p>4451.9</text:p>
          </table:table-cell>
          <table:table-cell office:value-type="float" office:value="4580.7" calcext:value-type="float">
            <text:p>4580.7</text:p>
          </table:table-cell>
          <table:table-cell office:value-type="string" calcext:value-type="string">
            <text:p>F</text:p>
          </table:table-cell>
          <table:table-cell office:value-type="float" office:value="1967" calcext:value-type="float">
            <text:p>1967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128_markdup.bam</text:p>
          </table:table-cell>
          <table:table-cell office:value-type="float" office:value="2605.3" calcext:value-type="float">
            <text:p>2605.3</text:p>
          </table:table-cell>
          <table:table-cell office:value-type="float" office:value="2577.5" calcext:value-type="float">
            <text:p>2577.5</text:p>
          </table:table-cell>
          <table:table-cell office:value-type="float" office:value="2659.2" calcext:value-type="float">
            <text:p>2659.2</text:p>
          </table:table-cell>
          <table:table-cell office:value-type="string" calcext:value-type="string">
            <text:p>F</text:p>
          </table:table-cell>
          <table:table-cell office:value-type="float" office:value="1973" calcext:value-type="float">
            <text:p>1973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141_markdup.bam</text:p>
          </table:table-cell>
          <table:table-cell office:value-type="float" office:value="4034.23333333333" calcext:value-type="float">
            <text:p>4034.23333333333</text:p>
          </table:table-cell>
          <table:table-cell office:value-type="float" office:value="3647.8" calcext:value-type="float">
            <text:p>3647.8</text:p>
          </table:table-cell>
          <table:table-cell office:value-type="float" office:value="4735.1" calcext:value-type="float">
            <text:p>4735.1</text:p>
          </table:table-cell>
          <table:table-cell office:value-type="string" calcext:value-type="string">
            <text:p>F</text:p>
          </table:table-cell>
          <table:table-cell office:value-type="float" office:value="2004" calcext:value-type="float">
            <text:p>2004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143_markdup.bam</text:p>
          </table:table-cell>
          <table:table-cell office:value-type="float" office:value="4152.43333333333" calcext:value-type="float">
            <text:p>4152.43333333333</text:p>
          </table:table-cell>
          <table:table-cell office:value-type="float" office:value="4019.5" calcext:value-type="float">
            <text:p>4019.5</text:p>
          </table:table-cell>
          <table:table-cell office:value-type="float" office:value="4390.1" calcext:value-type="float">
            <text:p>4390.1</text:p>
          </table:table-cell>
          <table:table-cell office:value-type="string" calcext:value-type="string">
            <text:p>F</text:p>
          </table:table-cell>
          <table:table-cell office:value-type="float" office:value="1982" calcext:value-type="float">
            <text:p>1982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151_markdup.bam</text:p>
          </table:table-cell>
          <table:table-cell office:value-type="float" office:value="3108.16666666667" calcext:value-type="float">
            <text:p>3108.16666666667</text:p>
          </table:table-cell>
          <table:table-cell office:value-type="float" office:value="3064.8" calcext:value-type="float">
            <text:p>3064.8</text:p>
          </table:table-cell>
          <table:table-cell office:value-type="float" office:value="3140.9" calcext:value-type="float">
            <text:p>3140.9</text:p>
          </table:table-cell>
          <table:table-cell office:value-type="string" calcext:value-type="string">
            <text:p>F</text:p>
          </table:table-cell>
          <table:table-cell office:value-type="float" office:value="1964" calcext:value-type="float">
            <text:p>1964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165_markdup.bam</text:p>
          </table:table-cell>
          <table:table-cell office:value-type="float" office:value="4463.9" calcext:value-type="float">
            <text:p>4463.9</text:p>
          </table:table-cell>
          <table:table-cell office:value-type="float" office:value="4356.3" calcext:value-type="float">
            <text:p>4356.3</text:p>
          </table:table-cell>
          <table:table-cell office:value-type="float" office:value="4608.3" calcext:value-type="float">
            <text:p>4608.3</text:p>
          </table:table-cell>
          <table:table-cell office:value-type="string" calcext:value-type="string">
            <text:p>M</text:p>
          </table:table-cell>
          <table:table-cell office:value-type="float" office:value="1969" calcext:value-type="float">
            <text:p>1969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168_markdup.bam</text:p>
          </table:table-cell>
          <table:table-cell office:value-type="float" office:value="5156.23333333333" calcext:value-type="float">
            <text:p>5156.23333333333</text:p>
          </table:table-cell>
          <table:table-cell office:value-type="float" office:value="5078.1" calcext:value-type="float">
            <text:p>5078.1</text:p>
          </table:table-cell>
          <table:table-cell office:value-type="float" office:value="5294.8" calcext:value-type="float">
            <text:p>5294.8</text:p>
          </table:table-cell>
          <table:table-cell office:value-type="string" calcext:value-type="string">
            <text:p>M</text:p>
          </table:table-cell>
          <table:table-cell office:value-type="float" office:value="1949" calcext:value-type="float">
            <text:p>1949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194_markdup.bam</text:p>
          </table:table-cell>
          <table:table-cell office:value-type="float" office:value="4164.46666666667" calcext:value-type="float">
            <text:p>4164.46666666667</text:p>
          </table:table-cell>
          <table:table-cell office:value-type="float" office:value="4018.8" calcext:value-type="float">
            <text:p>4018.8</text:p>
          </table:table-cell>
          <table:table-cell office:value-type="float" office:value="4331.5" calcext:value-type="float">
            <text:p>4331.5</text:p>
          </table:table-cell>
          <table:table-cell office:value-type="string" calcext:value-type="string">
            <text:p>F</text:p>
          </table:table-cell>
          <table:table-cell office:value-type="float" office:value="1995" calcext:value-type="float">
            <text:p>1995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211_markdup.bam</text:p>
          </table:table-cell>
          <table:table-cell office:value-type="float" office:value="3615.26666666667" calcext:value-type="float">
            <text:p>3615.26666666667</text:p>
          </table:table-cell>
          <table:table-cell office:value-type="float" office:value="3566.4" calcext:value-type="float">
            <text:p>3566.4</text:p>
          </table:table-cell>
          <table:table-cell office:value-type="float" office:value="3671.5" calcext:value-type="float">
            <text:p>3671.5</text:p>
          </table:table-cell>
          <table:table-cell office:value-type="string" calcext:value-type="string">
            <text:p>F</text:p>
          </table:table-cell>
          <table:table-cell office:value-type="float" office:value="1959" calcext:value-type="float">
            <text:p>1959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284_markdup.bam</text:p>
          </table:table-cell>
          <table:table-cell office:value-type="float" office:value="4946.63333333333" calcext:value-type="float">
            <text:p>4946.63333333333</text:p>
          </table:table-cell>
          <table:table-cell office:value-type="float" office:value="4590.3" calcext:value-type="float">
            <text:p>4590.3</text:p>
          </table:table-cell>
          <table:table-cell office:value-type="float" office:value="5451.2" calcext:value-type="float">
            <text:p>5451.2</text:p>
          </table:table-cell>
          <table:table-cell office:value-type="string" calcext:value-type="string">
            <text:p>F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288_markdup.bam</text:p>
          </table:table-cell>
          <table:table-cell office:value-type="float" office:value="10389.4666666667" calcext:value-type="float">
            <text:p>10389.4666666667</text:p>
          </table:table-cell>
          <table:table-cell office:value-type="float" office:value="10115.2" calcext:value-type="float">
            <text:p>10115.2</text:p>
          </table:table-cell>
          <table:table-cell office:value-type="float" office:value="10795" calcext:value-type="float">
            <text:p>10795</text:p>
          </table:table-cell>
          <table:table-cell office:value-type="string" calcext:value-type="string">
            <text:p>M</text:p>
          </table:table-cell>
          <table:table-cell office:value-type="float" office:value="2005" calcext:value-type="float">
            <text:p>2005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294_markdup.bam</text:p>
          </table:table-cell>
          <table:table-cell office:value-type="float" office:value="6490.53333333333" calcext:value-type="float">
            <text:p>6490.53333333333</text:p>
          </table:table-cell>
          <table:table-cell office:value-type="float" office:value="6106.4" calcext:value-type="float">
            <text:p>6106.4</text:p>
          </table:table-cell>
          <table:table-cell office:value-type="float" office:value="6758" calcext:value-type="float">
            <text:p>6758</text:p>
          </table:table-cell>
          <table:table-cell office:value-type="string" calcext:value-type="string">
            <text:p>F</text:p>
          </table:table-cell>
          <table:table-cell office:value-type="float" office:value="1980" calcext:value-type="float">
            <text:p>1980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346_markdup.bam</text:p>
          </table:table-cell>
          <table:table-cell office:value-type="float" office:value="2928.86666666667" calcext:value-type="float">
            <text:p>2928.86666666667</text:p>
          </table:table-cell>
          <table:table-cell office:value-type="float" office:value="2899.7" calcext:value-type="float">
            <text:p>2899.7</text:p>
          </table:table-cell>
          <table:table-cell office:value-type="float" office:value="2966.7" calcext:value-type="float">
            <text:p>2966.7</text:p>
          </table:table-cell>
          <table:table-cell office:value-type="string" calcext:value-type="string">
            <text:p>F</text:p>
          </table:table-cell>
          <table:table-cell office:value-type="float" office:value="1955" calcext:value-type="float">
            <text:p>1955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357_markdup.bam</text:p>
          </table:table-cell>
          <table:table-cell office:value-type="float" office:value="4524.2" calcext:value-type="float">
            <text:p>4524.2</text:p>
          </table:table-cell>
          <table:table-cell office:value-type="float" office:value="4439.6" calcext:value-type="float">
            <text:p>4439.6</text:p>
          </table:table-cell>
          <table:table-cell office:value-type="float" office:value="4598" calcext:value-type="float">
            <text:p>4598</text:p>
          </table:table-cell>
          <table:table-cell office:value-type="string" calcext:value-type="string">
            <text:p>F</text:p>
          </table:table-cell>
          <table:table-cell office:value-type="float" office:value="1991" calcext:value-type="float">
            <text:p>199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361_markdup.bam</text:p>
          </table:table-cell>
          <table:table-cell office:value-type="float" office:value="6312.36666666667" calcext:value-type="float">
            <text:p>6312.36666666667</text:p>
          </table:table-cell>
          <table:table-cell office:value-type="float" office:value="6212.5" calcext:value-type="float">
            <text:p>6212.5</text:p>
          </table:table-cell>
          <table:table-cell office:value-type="float" office:value="6412.2" calcext:value-type="float">
            <text:p>6412.2</text:p>
          </table:table-cell>
          <table:table-cell office:value-type="string" calcext:value-type="string">
            <text:p>M</text:p>
          </table:table-cell>
          <table:table-cell office:value-type="float" office:value="1956" calcext:value-type="float">
            <text:p>1956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367_markdup.bam</text:p>
          </table:table-cell>
          <table:table-cell office:value-type="float" office:value="4648.86666666667" calcext:value-type="float">
            <text:p>4648.86666666667</text:p>
          </table:table-cell>
          <table:table-cell office:value-type="float" office:value="4637.6" calcext:value-type="float">
            <text:p>4637.6</text:p>
          </table:table-cell>
          <table:table-cell office:value-type="float" office:value="4663.8" calcext:value-type="float">
            <text:p>4663.8</text:p>
          </table:table-cell>
          <table:table-cell office:value-type="string" calcext:value-type="string">
            <text:p>M</text:p>
          </table:table-cell>
          <table:table-cell office:value-type="float" office:value="1984" calcext:value-type="float">
            <text:p>1984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368_markdup.bam</text:p>
          </table:table-cell>
          <table:table-cell office:value-type="float" office:value="6606.86666666667" calcext:value-type="float">
            <text:p>6606.86666666667</text:p>
          </table:table-cell>
          <table:table-cell office:value-type="float" office:value="6171.5" calcext:value-type="float">
            <text:p>6171.5</text:p>
          </table:table-cell>
          <table:table-cell office:value-type="float" office:value="6851.7" calcext:value-type="float">
            <text:p>6851.7</text:p>
          </table:table-cell>
          <table:table-cell office:value-type="string" calcext:value-type="string">
            <text:p>M</text:p>
          </table:table-cell>
          <table:table-cell office:value-type="float" office:value="1993" calcext:value-type="float">
            <text:p>1993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371_markdup.bam</text:p>
          </table:table-cell>
          <table:table-cell office:value-type="float" office:value="7519.76666666667" calcext:value-type="float">
            <text:p>7519.76666666667</text:p>
          </table:table-cell>
          <table:table-cell office:value-type="float" office:value="7471.8" calcext:value-type="float">
            <text:p>7471.8</text:p>
          </table:table-cell>
          <table:table-cell office:value-type="float" office:value="7579.1" calcext:value-type="float">
            <text:p>7579.1</text:p>
          </table:table-cell>
          <table:table-cell office:value-type="string" calcext:value-type="string">
            <text:p>F</text:p>
          </table:table-cell>
          <table:table-cell office:value-type="float" office:value="1968" calcext:value-type="float">
            <text:p>1968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382_markdup.bam</text:p>
          </table:table-cell>
          <table:table-cell office:value-type="float" office:value="3955.5" calcext:value-type="float">
            <text:p>3955.5</text:p>
          </table:table-cell>
          <table:table-cell office:value-type="float" office:value="3924.3" calcext:value-type="float">
            <text:p>3924.3</text:p>
          </table:table-cell>
          <table:table-cell office:value-type="float" office:value="4012.3" calcext:value-type="float">
            <text:p>4012.3</text:p>
          </table:table-cell>
          <table:table-cell office:value-type="string" calcext:value-type="string">
            <text:p>F</text:p>
          </table:table-cell>
          <table:table-cell office:value-type="float" office:value="1971" calcext:value-type="float">
            <text:p>197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385_markdup.bam</text:p>
          </table:table-cell>
          <table:table-cell office:value-type="float" office:value="8205.33333333333" calcext:value-type="float">
            <text:p>8205.33333333333</text:p>
          </table:table-cell>
          <table:table-cell office:value-type="float" office:value="7916.2" calcext:value-type="float">
            <text:p>7916.2</text:p>
          </table:table-cell>
          <table:table-cell office:value-type="float" office:value="8499.4" calcext:value-type="float">
            <text:p>8499.4</text:p>
          </table:table-cell>
          <table:table-cell office:value-type="string" calcext:value-type="string">
            <text:p>F</text:p>
          </table:table-cell>
          <table:table-cell office:value-type="float" office:value="2001" calcext:value-type="float">
            <text:p>200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403_markdup.bam</text:p>
          </table:table-cell>
          <table:table-cell office:value-type="float" office:value="6186.93333333333" calcext:value-type="float">
            <text:p>6186.93333333333</text:p>
          </table:table-cell>
          <table:table-cell office:value-type="float" office:value="5872.6" calcext:value-type="float">
            <text:p>5872.6</text:p>
          </table:table-cell>
          <table:table-cell office:value-type="float" office:value="6471.6" calcext:value-type="float">
            <text:p>6471.6</text:p>
          </table:table-cell>
          <table:table-cell office:value-type="string" calcext:value-type="string">
            <text:p>F</text:p>
          </table:table-cell>
          <table:table-cell office:value-type="float" office:value="1962" calcext:value-type="float">
            <text:p>1962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425_markdup.bam</text:p>
          </table:table-cell>
          <table:table-cell office:value-type="float" office:value="5595.23333333333" calcext:value-type="float">
            <text:p>5595.23333333333</text:p>
          </table:table-cell>
          <table:table-cell office:value-type="float" office:value="5509.9" calcext:value-type="float">
            <text:p>5509.9</text:p>
          </table:table-cell>
          <table:table-cell office:value-type="float" office:value="5651.2" calcext:value-type="float">
            <text:p>5651.2</text:p>
          </table:table-cell>
          <table:table-cell office:value-type="string" calcext:value-type="string">
            <text:p>F</text:p>
          </table:table-cell>
          <table:table-cell office:value-type="float" office:value="1970" calcext:value-type="float">
            <text:p>1970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573_markdup.bam</text:p>
          </table:table-cell>
          <table:table-cell office:value-type="float" office:value="5854.96666666667" calcext:value-type="float">
            <text:p>5854.96666666667</text:p>
          </table:table-cell>
          <table:table-cell office:value-type="float" office:value="5614" calcext:value-type="float">
            <text:p>5614</text:p>
          </table:table-cell>
          <table:table-cell office:value-type="float" office:value="5987" calcext:value-type="float">
            <text:p>5987</text:p>
          </table:table-cell>
          <table:table-cell office:value-type="string" calcext:value-type="string">
            <text:p>M</text:p>
          </table:table-cell>
          <table:table-cell office:value-type="float" office:value="1984" calcext:value-type="float">
            <text:p>1984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090_markdup.bam</text:p>
          </table:table-cell>
          <table:table-cell office:value-type="float" office:value="3485" calcext:value-type="float">
            <text:p>3485</text:p>
          </table:table-cell>
          <table:table-cell office:value-type="float" office:value="3406.9" calcext:value-type="float">
            <text:p>3406.9</text:p>
          </table:table-cell>
          <table:table-cell office:value-type="float" office:value="3628.8" calcext:value-type="float">
            <text:p>3628.8</text:p>
          </table:table-cell>
          <table:table-cell office:value-type="string" calcext:value-type="string">
            <text:p>F</text:p>
          </table:table-cell>
          <table:table-cell office:value-type="float" office:value="1966" calcext:value-type="float">
            <text:p>1966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101_markdup.bam</text:p>
          </table:table-cell>
          <table:table-cell office:value-type="float" office:value="2681.36666666667" calcext:value-type="float">
            <text:p>2681.36666666667</text:p>
          </table:table-cell>
          <table:table-cell office:value-type="float" office:value="2617.1" calcext:value-type="float">
            <text:p>2617.1</text:p>
          </table:table-cell>
          <table:table-cell office:value-type="float" office:value="2790.2" calcext:value-type="float">
            <text:p>2790.2</text:p>
          </table:table-cell>
          <table:table-cell office:value-type="string" calcext:value-type="string">
            <text:p>F</text:p>
          </table:table-cell>
          <table:table-cell office:value-type="float" office:value="1972" calcext:value-type="float">
            <text:p>1972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102_markdup.bam</text:p>
          </table:table-cell>
          <table:table-cell office:value-type="float" office:value="2891.03333333333" calcext:value-type="float">
            <text:p>2891.03333333333</text:p>
          </table:table-cell>
          <table:table-cell office:value-type="float" office:value="2770.6" calcext:value-type="float">
            <text:p>2770.6</text:p>
          </table:table-cell>
          <table:table-cell office:value-type="float" office:value="3067.3" calcext:value-type="float">
            <text:p>3067.3</text:p>
          </table:table-cell>
          <table:table-cell office:value-type="string" calcext:value-type="string">
            <text:p>F</text:p>
          </table:table-cell>
          <table:table-cell office:value-type="float" office:value="1982" calcext:value-type="float">
            <text:p>1982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147_markdup.bam</text:p>
          </table:table-cell>
          <table:table-cell office:value-type="float" office:value="3118.66666666667" calcext:value-type="float">
            <text:p>3118.66666666667</text:p>
          </table:table-cell>
          <table:table-cell office:value-type="float" office:value="3062.7" calcext:value-type="float">
            <text:p>3062.7</text:p>
          </table:table-cell>
          <table:table-cell office:value-type="float" office:value="3209.1" calcext:value-type="float">
            <text:p>3209.1</text:p>
          </table:table-cell>
          <table:table-cell office:value-type="string" calcext:value-type="string">
            <text:p>F</text:p>
          </table:table-cell>
          <table:table-cell office:value-type="float" office:value="1990" calcext:value-type="float">
            <text:p>1990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162_markdup.bam</text:p>
          </table:table-cell>
          <table:table-cell office:value-type="float" office:value="4290.3" calcext:value-type="float">
            <text:p>4290.3</text:p>
          </table:table-cell>
          <table:table-cell office:value-type="float" office:value="3912.1" calcext:value-type="float">
            <text:p>3912.1</text:p>
          </table:table-cell>
          <table:table-cell office:value-type="float" office:value="4621.6" calcext:value-type="float">
            <text:p>4621.6</text:p>
          </table:table-cell>
          <table:table-cell office:value-type="string" calcext:value-type="string">
            <text:p>F</text:p>
          </table:table-cell>
          <table:table-cell office:value-type="float" office:value="1944" calcext:value-type="float">
            <text:p>1944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163_markdup.bam</text:p>
          </table:table-cell>
          <table:table-cell office:value-type="float" office:value="3454.3" calcext:value-type="float">
            <text:p>3454.3</text:p>
          </table:table-cell>
          <table:table-cell office:value-type="float" office:value="3390.2" calcext:value-type="float">
            <text:p>3390.2</text:p>
          </table:table-cell>
          <table:table-cell office:value-type="float" office:value="3533.8" calcext:value-type="float">
            <text:p>3533.8</text:p>
          </table:table-cell>
          <table:table-cell office:value-type="string" calcext:value-type="string">
            <text:p>F</text:p>
          </table:table-cell>
          <table:table-cell office:value-type="float" office:value="1958" calcext:value-type="float">
            <text:p>1958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164_markdup.bam</text:p>
          </table:table-cell>
          <table:table-cell office:value-type="float" office:value="4619" calcext:value-type="float">
            <text:p>4619</text:p>
          </table:table-cell>
          <table:table-cell office:value-type="float" office:value="4561.8" calcext:value-type="float">
            <text:p>4561.8</text:p>
          </table:table-cell>
          <table:table-cell office:value-type="float" office:value="4719.1" calcext:value-type="float">
            <text:p>4719.1</text:p>
          </table:table-cell>
          <table:table-cell office:value-type="string" calcext:value-type="string">
            <text:p>F</text:p>
          </table:table-cell>
          <table:table-cell office:value-type="float" office:value="1943" calcext:value-type="float">
            <text:p>1943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166_markdup.bam</text:p>
          </table:table-cell>
          <table:table-cell office:value-type="float" office:value="3375.2" calcext:value-type="float">
            <text:p>3375.2</text:p>
          </table:table-cell>
          <table:table-cell office:value-type="float" office:value="3348.3" calcext:value-type="float">
            <text:p>3348.3</text:p>
          </table:table-cell>
          <table:table-cell office:value-type="float" office:value="3418" calcext:value-type="float">
            <text:p>3418</text:p>
          </table:table-cell>
          <table:table-cell office:value-type="string" calcext:value-type="string">
            <text:p>F</text:p>
          </table:table-cell>
          <table:table-cell office:value-type="float" office:value="1977" calcext:value-type="float">
            <text:p>1977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183_markdup.bam</text:p>
          </table:table-cell>
          <table:table-cell office:value-type="float" office:value="4918.7" calcext:value-type="float">
            <text:p>4918.7</text:p>
          </table:table-cell>
          <table:table-cell office:value-type="float" office:value="4821.4" calcext:value-type="float">
            <text:p>4821.4</text:p>
          </table:table-cell>
          <table:table-cell office:value-type="float" office:value="5021.1" calcext:value-type="float">
            <text:p>5021.1</text:p>
          </table:table-cell>
          <table:table-cell office:value-type="string" calcext:value-type="string">
            <text:p>F</text:p>
          </table:table-cell>
          <table:table-cell office:value-type="float" office:value="1960" calcext:value-type="float">
            <text:p>1960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190_markdup.bam</text:p>
          </table:table-cell>
          <table:table-cell office:value-type="float" office:value="4667.53333333333" calcext:value-type="float">
            <text:p>4667.53333333333</text:p>
          </table:table-cell>
          <table:table-cell office:value-type="float" office:value="4389.2" calcext:value-type="float">
            <text:p>4389.2</text:p>
          </table:table-cell>
          <table:table-cell office:value-type="float" office:value="4993.9" calcext:value-type="float">
            <text:p>4993.9</text:p>
          </table:table-cell>
          <table:table-cell office:value-type="string" calcext:value-type="string">
            <text:p>F</text:p>
          </table:table-cell>
          <table:table-cell office:value-type="float" office:value="1953" calcext:value-type="float">
            <text:p>1953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245_markdup.bam</text:p>
          </table:table-cell>
          <table:table-cell office:value-type="float" office:value="4218.26666666667" calcext:value-type="float">
            <text:p>4218.26666666667</text:p>
          </table:table-cell>
          <table:table-cell office:value-type="float" office:value="4184.3" calcext:value-type="float">
            <text:p>4184.3</text:p>
          </table:table-cell>
          <table:table-cell office:value-type="float" office:value="4257.2" calcext:value-type="float">
            <text:p>4257.2</text:p>
          </table:table-cell>
          <table:table-cell office:value-type="string" calcext:value-type="string">
            <text:p>M</text:p>
          </table:table-cell>
          <table:table-cell office:value-type="float" office:value="1947" calcext:value-type="float">
            <text:p>1947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287_markdup.bam</text:p>
          </table:table-cell>
          <table:table-cell office:value-type="float" office:value="3641.2" calcext:value-type="float">
            <text:p>3641.2</text:p>
          </table:table-cell>
          <table:table-cell office:value-type="float" office:value="3593.5" calcext:value-type="float">
            <text:p>3593.5</text:p>
          </table:table-cell>
          <table:table-cell office:value-type="float" office:value="3730.6" calcext:value-type="float">
            <text:p>3730.6</text:p>
          </table:table-cell>
          <table:table-cell office:value-type="string" calcext:value-type="string">
            <text:p>F</text:p>
          </table:table-cell>
          <table:table-cell office:value-type="float" office:value="1999" calcext:value-type="float">
            <text:p>1999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416_markdup.bam</text:p>
          </table:table-cell>
          <table:table-cell office:value-type="float" office:value="6581.76666666667" calcext:value-type="float">
            <text:p>6581.76666666667</text:p>
          </table:table-cell>
          <table:table-cell office:value-type="float" office:value="6038.3" calcext:value-type="float">
            <text:p>6038.3</text:p>
          </table:table-cell>
          <table:table-cell office:value-type="float" office:value="6904.2" calcext:value-type="float">
            <text:p>6904.2</text:p>
          </table:table-cell>
          <table:table-cell office:value-type="string" calcext:value-type="string">
            <text:p>F</text:p>
          </table:table-cell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507_markdup.bam</text:p>
          </table:table-cell>
          <table:table-cell office:value-type="float" office:value="4750.9" calcext:value-type="float">
            <text:p>4750.9</text:p>
          </table:table-cell>
          <table:table-cell office:value-type="float" office:value="4612.3" calcext:value-type="float">
            <text:p>4612.3</text:p>
          </table:table-cell>
          <table:table-cell office:value-type="float" office:value="4825.3" calcext:value-type="float">
            <text:p>4825.3</text:p>
          </table:table-cell>
          <table:table-cell office:value-type="string" calcext:value-type="string">
            <text:p>F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508_markdup.bam</text:p>
          </table:table-cell>
          <table:table-cell office:value-type="float" office:value="5577.83333333333" calcext:value-type="float">
            <text:p>5577.83333333333</text:p>
          </table:table-cell>
          <table:table-cell office:value-type="float" office:value="5366.3" calcext:value-type="float">
            <text:p>5366.3</text:p>
          </table:table-cell>
          <table:table-cell office:value-type="float" office:value="5880.2" calcext:value-type="float">
            <text:p>5880.2</text:p>
          </table:table-cell>
          <table:table-cell office:value-type="string" calcext:value-type="string">
            <text:p>F</text:p>
          </table:table-cell>
          <table:table-cell office:value-type="float" office:value="1985" calcext:value-type="float">
            <text:p>1985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509_markdup.bam</text:p>
          </table:table-cell>
          <table:table-cell office:value-type="float" office:value="6022.53333333333" calcext:value-type="float">
            <text:p>6022.53333333333</text:p>
          </table:table-cell>
          <table:table-cell office:value-type="float" office:value="5371.1" calcext:value-type="float">
            <text:p>5371.1</text:p>
          </table:table-cell>
          <table:table-cell office:value-type="float" office:value="6408.5" calcext:value-type="float">
            <text:p>6408.5</text:p>
          </table:table-cell>
          <table:table-cell office:value-type="string" calcext:value-type="string">
            <text:p>F</text:p>
          </table:table-cell>
          <table:table-cell office:value-type="float" office:value="1975" calcext:value-type="float">
            <text:p>1975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510_markdup.bam</text:p>
          </table:table-cell>
          <table:table-cell office:value-type="float" office:value="3245.66666666667" calcext:value-type="float">
            <text:p>3245.66666666667</text:p>
          </table:table-cell>
          <table:table-cell office:value-type="float" office:value="3187.9" calcext:value-type="float">
            <text:p>3187.9</text:p>
          </table:table-cell>
          <table:table-cell office:value-type="float" office:value="3290.5" calcext:value-type="float">
            <text:p>3290.5</text:p>
          </table:table-cell>
          <table:table-cell office:value-type="string" calcext:value-type="string">
            <text:p>F</text:p>
          </table:table-cell>
          <table:table-cell office:value-type="float" office:value="1966" calcext:value-type="float">
            <text:p>1966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518_markdup.bam</text:p>
          </table:table-cell>
          <table:table-cell office:value-type="float" office:value="6027.36666666667" calcext:value-type="float">
            <text:p>6027.36666666667</text:p>
          </table:table-cell>
          <table:table-cell office:value-type="float" office:value="5906.3" calcext:value-type="float">
            <text:p>5906.3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F</text:p>
          </table:table-cell>
          <table:table-cell office:value-type="float" office:value="1971" calcext:value-type="float">
            <text:p>197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534_markdup.bam</text:p>
          </table:table-cell>
          <table:table-cell office:value-type="float" office:value="4911.8" calcext:value-type="float">
            <text:p>4911.8</text:p>
          </table:table-cell>
          <table:table-cell office:value-type="float" office:value="4771.2" calcext:value-type="float">
            <text:p>4771.2</text:p>
          </table:table-cell>
          <table:table-cell office:value-type="float" office:value="5081.6" calcext:value-type="float">
            <text:p>5081.6</text:p>
          </table:table-cell>
          <table:table-cell office:value-type="string" calcext:value-type="string">
            <text:p>M</text:p>
          </table:table-cell>
          <table:table-cell office:value-type="float" office:value="1981" calcext:value-type="float">
            <text:p>198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570_markdup.bam</text:p>
          </table:table-cell>
          <table:table-cell office:value-type="float" office:value="8427.03333333333" calcext:value-type="float">
            <text:p>8427.03333333333</text:p>
          </table:table-cell>
          <table:table-cell office:value-type="float" office:value="8319.6" calcext:value-type="float">
            <text:p>8319.6</text:p>
          </table:table-cell>
          <table:table-cell office:value-type="float" office:value="8493.7" calcext:value-type="float">
            <text:p>8493.7</text:p>
          </table:table-cell>
          <table:table-cell office:value-type="string" calcext:value-type="string">
            <text:p>F</text:p>
          </table:table-cell>
          <table:table-cell office:value-type="float" office:value="1978" calcext:value-type="float">
            <text:p>1978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591_markdup.bam</text:p>
          </table:table-cell>
          <table:table-cell office:value-type="float" office:value="4990.7" calcext:value-type="float">
            <text:p>4990.7</text:p>
          </table:table-cell>
          <table:table-cell office:value-type="float" office:value="4736.7" calcext:value-type="float">
            <text:p>4736.7</text:p>
          </table:table-cell>
          <table:table-cell office:value-type="float" office:value="5222.3" calcext:value-type="float">
            <text:p>5222.3</text:p>
          </table:table-cell>
          <table:table-cell office:value-type="string" calcext:value-type="string">
            <text:p>M</text:p>
          </table:table-cell>
          <table:table-cell office:value-type="float" office:value="1956" calcext:value-type="float">
            <text:p>1956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598_markdup.bam</text:p>
          </table:table-cell>
          <table:table-cell office:value-type="float" office:value="4896.53333333333" calcext:value-type="float">
            <text:p>4896.53333333333</text:p>
          </table:table-cell>
          <table:table-cell office:value-type="float" office:value="4572.2" calcext:value-type="float">
            <text:p>4572.2</text:p>
          </table:table-cell>
          <table:table-cell office:value-type="float" office:value="5144.1" calcext:value-type="float">
            <text:p>5144.1</text:p>
          </table:table-cell>
          <table:table-cell office:value-type="string" calcext:value-type="string">
            <text:p>F</text:p>
          </table:table-cell>
          <table:table-cell office:value-type="float" office:value="1946" calcext:value-type="float">
            <text:p>1946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622_markdup.bam</text:p>
          </table:table-cell>
          <table:table-cell office:value-type="float" office:value="3321.93333333333" calcext:value-type="float">
            <text:p>3321.93333333333</text:p>
          </table:table-cell>
          <table:table-cell office:value-type="float" office:value="2938.5" calcext:value-type="float">
            <text:p>2938.5</text:p>
          </table:table-cell>
          <table:table-cell office:value-type="float" office:value="3946.8" calcext:value-type="float">
            <text:p>3946.8</text:p>
          </table:table-cell>
          <table:table-cell office:value-type="string" calcext:value-type="string">
            <text:p>M</text:p>
          </table:table-cell>
          <table:table-cell office:value-type="float" office:value="1964" calcext:value-type="float">
            <text:p>1964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662_markdup.bam</text:p>
          </table:table-cell>
          <table:table-cell office:value-type="float" office:value="3775.16666666667" calcext:value-type="float">
            <text:p>3775.16666666667</text:p>
          </table:table-cell>
          <table:table-cell office:value-type="float" office:value="3700.5" calcext:value-type="float">
            <text:p>3700.5</text:p>
          </table:table-cell>
          <table:table-cell office:value-type="float" office:value="3831.8" calcext:value-type="float">
            <text:p>3831.8</text:p>
          </table:table-cell>
          <table:table-cell office:value-type="string" calcext:value-type="string">
            <text:p>M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286_markdup.bam</text:p>
          </table:table-cell>
          <table:table-cell office:value-type="float" office:value="6363.7" calcext:value-type="float">
            <text:p>6363.7</text:p>
          </table:table-cell>
          <table:table-cell office:value-type="float" office:value="6180.3" calcext:value-type="float">
            <text:p>6180.3</text:p>
          </table:table-cell>
          <table:table-cell office:value-type="float" office:value="6476.5" calcext:value-type="float">
            <text:p>6476.5</text:p>
          </table:table-cell>
          <table:table-cell office:value-type="string" calcext:value-type="string">
            <text:p>M</text:p>
          </table:table-cell>
          <table:table-cell office:value-type="float" office:value="1949" calcext:value-type="float">
            <text:p>1949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296_markdup.bam</text:p>
          </table:table-cell>
          <table:table-cell office:value-type="float" office:value="5791.3" calcext:value-type="float">
            <text:p>5791.3</text:p>
          </table:table-cell>
          <table:table-cell office:value-type="float" office:value="5749.8" calcext:value-type="float">
            <text:p>5749.8</text:p>
          </table:table-cell>
          <table:table-cell office:value-type="float" office:value="5860.9" calcext:value-type="float">
            <text:p>5860.9</text:p>
          </table:table-cell>
          <table:table-cell office:value-type="string" calcext:value-type="string">
            <text:p>F</text:p>
          </table:table-cell>
          <table:table-cell office:value-type="float" office:value="1977" calcext:value-type="float">
            <text:p>1977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307_markdup.bam</text:p>
          </table:table-cell>
          <table:table-cell office:value-type="float" office:value="6121.7" calcext:value-type="float">
            <text:p>6121.7</text:p>
          </table:table-cell>
          <table:table-cell office:value-type="float" office:value="6040.6" calcext:value-type="float">
            <text:p>6040.6</text:p>
          </table:table-cell>
          <table:table-cell office:value-type="float" office:value="6195.6" calcext:value-type="float">
            <text:p>6195.6</text:p>
          </table:table-cell>
          <table:table-cell office:value-type="string" calcext:value-type="string">
            <text:p>F</text:p>
          </table:table-cell>
          <table:table-cell office:value-type="float" office:value="2019" calcext:value-type="float">
            <text:p>2019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311_markdup.bam</text:p>
          </table:table-cell>
          <table:table-cell office:value-type="float" office:value="6432.03333333333" calcext:value-type="float">
            <text:p>6432.03333333333</text:p>
          </table:table-cell>
          <table:table-cell office:value-type="float" office:value="6308.3" calcext:value-type="float">
            <text:p>6308.3</text:p>
          </table:table-cell>
          <table:table-cell office:value-type="float" office:value="6594.2" calcext:value-type="float">
            <text:p>6594.2</text:p>
          </table:table-cell>
          <table:table-cell office:value-type="string" calcext:value-type="string">
            <text:p>F</text:p>
          </table:table-cell>
          <table:table-cell office:value-type="float" office:value="1947" calcext:value-type="float">
            <text:p>1947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312_markdup.bam</text:p>
          </table:table-cell>
          <table:table-cell office:value-type="float" office:value="6248.3" calcext:value-type="float">
            <text:p>6248.3</text:p>
          </table:table-cell>
          <table:table-cell office:value-type="float" office:value="5983.4" calcext:value-type="float">
            <text:p>5983.4</text:p>
          </table:table-cell>
          <table:table-cell office:value-type="float" office:value="6446.1" calcext:value-type="float">
            <text:p>6446.1</text:p>
          </table:table-cell>
          <table:table-cell office:value-type="string" calcext:value-type="string">
            <text:p>F</text:p>
          </table:table-cell>
          <table:table-cell office:value-type="float" office:value="1959" calcext:value-type="float">
            <text:p>1959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325_markdup.bam</text:p>
          </table:table-cell>
          <table:table-cell office:value-type="float" office:value="7873.43333333333" calcext:value-type="float">
            <text:p>7873.43333333333</text:p>
          </table:table-cell>
          <table:table-cell office:value-type="float" office:value="7101.1" calcext:value-type="float">
            <text:p>7101.1</text:p>
          </table:table-cell>
          <table:table-cell office:value-type="float" office:value="9328.8" calcext:value-type="float">
            <text:p>9328.8</text:p>
          </table:table-cell>
          <table:table-cell office:value-type="string" calcext:value-type="string">
            <text:p>M</text:p>
          </table:table-cell>
          <table:table-cell office:value-type="float" office:value="1997" calcext:value-type="float">
            <text:p>1997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360_markdup.bam</text:p>
          </table:table-cell>
          <table:table-cell office:value-type="float" office:value="9179.53333333333" calcext:value-type="float">
            <text:p>9179.53333333333</text:p>
          </table:table-cell>
          <table:table-cell office:value-type="float" office:value="7825.1" calcext:value-type="float">
            <text:p>7825.1</text:p>
          </table:table-cell>
          <table:table-cell office:value-type="float" office:value="11224.2" calcext:value-type="float">
            <text:p>11224.2</text:p>
          </table:table-cell>
          <table:table-cell office:value-type="string" calcext:value-type="string">
            <text:p>M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402_markdup.bam</text:p>
          </table:table-cell>
          <table:table-cell office:value-type="float" office:value="7505.13333333333" calcext:value-type="float">
            <text:p>7505.13333333333</text:p>
          </table:table-cell>
          <table:table-cell office:value-type="float" office:value="7187.1" calcext:value-type="float">
            <text:p>7187.1</text:p>
          </table:table-cell>
          <table:table-cell office:value-type="float" office:value="7797.7" calcext:value-type="float">
            <text:p>7797.7</text:p>
          </table:table-cell>
          <table:table-cell office:value-type="string" calcext:value-type="string">
            <text:p>F</text:p>
          </table:table-cell>
          <table:table-cell office:value-type="float" office:value="1955" calcext:value-type="float">
            <text:p>1955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415_markdup.bam</text:p>
          </table:table-cell>
          <table:table-cell office:value-type="float" office:value="10564.3666666667" calcext:value-type="float">
            <text:p>10564.3666666667</text:p>
          </table:table-cell>
          <table:table-cell office:value-type="float" office:value="10114.8" calcext:value-type="float">
            <text:p>10114.8</text:p>
          </table:table-cell>
          <table:table-cell office:value-type="float" office:value="10897.9" calcext:value-type="float">
            <text:p>10897.9</text:p>
          </table:table-cell>
          <table:table-cell office:value-type="string" calcext:value-type="string">
            <text:p>F</text:p>
          </table:table-cell>
          <table:table-cell office:value-type="float" office:value="1965" calcext:value-type="float">
            <text:p>1965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417_markdup.bam</text:p>
          </table:table-cell>
          <table:table-cell office:value-type="float" office:value="8344.63333333333" calcext:value-type="float">
            <text:p>8344.63333333333</text:p>
          </table:table-cell>
          <table:table-cell office:value-type="float" office:value="8027.5" calcext:value-type="float">
            <text:p>8027.5</text:p>
          </table:table-cell>
          <table:table-cell office:value-type="float" office:value="8543.5" calcext:value-type="float">
            <text:p>8543.5</text:p>
          </table:table-cell>
          <table:table-cell office:value-type="string" calcext:value-type="string">
            <text:p>M</text:p>
          </table:table-cell>
          <table:table-cell office:value-type="float" office:value="1973" calcext:value-type="float">
            <text:p>1973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423_markdup.bam</text:p>
          </table:table-cell>
          <table:table-cell office:value-type="float" office:value="8273.1" calcext:value-type="float">
            <text:p>8273.1</text:p>
          </table:table-cell>
          <table:table-cell office:value-type="float" office:value="8045" calcext:value-type="float">
            <text:p>8045</text:p>
          </table:table-cell>
          <table:table-cell office:value-type="float" office:value="8436.9" calcext:value-type="float">
            <text:p>8436.9</text:p>
          </table:table-cell>
          <table:table-cell office:value-type="string" calcext:value-type="string">
            <text:p>M</text:p>
          </table:table-cell>
          <table:table-cell office:value-type="float" office:value="1979" calcext:value-type="float">
            <text:p>1979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520_markdup.bam</text:p>
          </table:table-cell>
          <table:table-cell office:value-type="float" office:value="7006.66666666667" calcext:value-type="float">
            <text:p>7006.66666666667</text:p>
          </table:table-cell>
          <table:table-cell office:value-type="float" office:value="6831.9" calcext:value-type="float">
            <text:p>6831.9</text:p>
          </table:table-cell>
          <table:table-cell office:value-type="float" office:value="7150.3" calcext:value-type="float">
            <text:p>7150.3</text:p>
          </table:table-cell>
          <table:table-cell office:value-type="string" calcext:value-type="string">
            <text:p>M</text:p>
          </table:table-cell>
          <table:table-cell office:value-type="float" office:value="2020" calcext:value-type="float">
            <text:p>2020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574_markdup.bam</text:p>
          </table:table-cell>
          <table:table-cell office:value-type="float" office:value="5606.33333333333" calcext:value-type="float">
            <text:p>5606.33333333333</text:p>
          </table:table-cell>
          <table:table-cell office:value-type="float" office:value="5388.7" calcext:value-type="float">
            <text:p>5388.7</text:p>
          </table:table-cell>
          <table:table-cell office:value-type="float" office:value="5752.1" calcext:value-type="float">
            <text:p>5752.1</text:p>
          </table:table-cell>
          <table:table-cell office:value-type="string" calcext:value-type="string">
            <text:p>M</text:p>
          </table:table-cell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575_markdup.bam</text:p>
          </table:table-cell>
          <table:table-cell office:value-type="float" office:value="4371.9" calcext:value-type="float">
            <text:p>4371.9</text:p>
          </table:table-cell>
          <table:table-cell office:value-type="float" office:value="4321.1" calcext:value-type="float">
            <text:p>4321.1</text:p>
          </table:table-cell>
          <table:table-cell office:value-type="float" office:value="4447.2" calcext:value-type="float">
            <text:p>4447.2</text:p>
          </table:table-cell>
          <table:table-cell office:value-type="string" calcext:value-type="string">
            <text:p>F</text:p>
          </table:table-cell>
          <table:table-cell office:value-type="float" office:value="2011" calcext:value-type="float">
            <text:p>201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576_markdup.bam</text:p>
          </table:table-cell>
          <table:table-cell office:value-type="float" office:value="6164.93333333333" calcext:value-type="float">
            <text:p>6164.93333333333</text:p>
          </table:table-cell>
          <table:table-cell office:value-type="float" office:value="6108.3" calcext:value-type="float">
            <text:p>6108.3</text:p>
          </table:table-cell>
          <table:table-cell office:value-type="float" office:value="6272.5" calcext:value-type="float">
            <text:p>6272.5</text:p>
          </table:table-cell>
          <table:table-cell office:value-type="string" calcext:value-type="string">
            <text:p>F</text:p>
          </table:table-cell>
          <table:table-cell office:value-type="float" office:value="2013" calcext:value-type="float">
            <text:p>2013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577_markdup.bam</text:p>
          </table:table-cell>
          <table:table-cell office:value-type="float" office:value="4260.46666666667" calcext:value-type="float">
            <text:p>4260.46666666667</text:p>
          </table:table-cell>
          <table:table-cell office:value-type="float" office:value="4128.2" calcext:value-type="float">
            <text:p>4128.2</text:p>
          </table:table-cell>
          <table:table-cell office:value-type="float" office:value="4353.7" calcext:value-type="float">
            <text:p>4353.7</text:p>
          </table:table-cell>
          <table:table-cell office:value-type="string" calcext:value-type="string">
            <text:p>F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578_markdup.bam</text:p>
          </table:table-cell>
          <table:table-cell office:value-type="float" office:value="4533.36666666667" calcext:value-type="float">
            <text:p>4533.36666666667</text:p>
          </table:table-cell>
          <table:table-cell office:value-type="float" office:value="4238.8" calcext:value-type="float">
            <text:p>4238.8</text:p>
          </table:table-cell>
          <table:table-cell office:value-type="float" office:value="4816.8" calcext:value-type="float">
            <text:p>4816.8</text:p>
          </table:table-cell>
          <table:table-cell office:value-type="string" calcext:value-type="string">
            <text:p>M</text:p>
          </table:table-cell>
          <table:table-cell office:value-type="float" office:value="2013" calcext:value-type="float">
            <text:p>2013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579_markdup.bam</text:p>
          </table:table-cell>
          <table:table-cell office:value-type="float" office:value="5249.66666666667" calcext:value-type="float">
            <text:p>5249.66666666667</text:p>
          </table:table-cell>
          <table:table-cell office:value-type="float" office:value="5001.9" calcext:value-type="float">
            <text:p>5001.9</text:p>
          </table:table-cell>
          <table:table-cell office:value-type="float" office:value="5526.4" calcext:value-type="float">
            <text:p>5526.4</text:p>
          </table:table-cell>
          <table:table-cell office:value-type="string" calcext:value-type="string">
            <text:p>F</text:p>
          </table:table-cell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582_markdup.bam</text:p>
          </table:table-cell>
          <table:table-cell office:value-type="float" office:value="5116.46666666667" calcext:value-type="float">
            <text:p>5116.46666666667</text:p>
          </table:table-cell>
          <table:table-cell office:value-type="float" office:value="5082.6" calcext:value-type="float">
            <text:p>5082.6</text:p>
          </table:table-cell>
          <table:table-cell office:value-type="float" office:value="5179.1" calcext:value-type="float">
            <text:p>5179.1</text:p>
          </table:table-cell>
          <table:table-cell office:value-type="string" calcext:value-type="string">
            <text:p>F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595_markdup.bam</text:p>
          </table:table-cell>
          <table:table-cell office:value-type="float" office:value="6137.76666666667" calcext:value-type="float">
            <text:p>6137.76666666667</text:p>
          </table:table-cell>
          <table:table-cell office:value-type="float" office:value="6006.3" calcext:value-type="float">
            <text:p>6006.3</text:p>
          </table:table-cell>
          <table:table-cell office:value-type="float" office:value="6283.8" calcext:value-type="float">
            <text:p>6283.8</text:p>
          </table:table-cell>
          <table:table-cell office:value-type="string" calcext:value-type="string">
            <text:p>M</text:p>
          </table:table-cell>
          <table:table-cell office:value-type="float" office:value="1988" calcext:value-type="float">
            <text:p>1988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600_markdup.bam</text:p>
          </table:table-cell>
          <table:table-cell office:value-type="float" office:value="3934.6" calcext:value-type="float">
            <text:p>3934.6</text:p>
          </table:table-cell>
          <table:table-cell office:value-type="float" office:value="3917.9" calcext:value-type="float">
            <text:p>3917.9</text:p>
          </table:table-cell>
          <table:table-cell office:value-type="float" office:value="3952.3" calcext:value-type="float">
            <text:p>3952.3</text:p>
          </table:table-cell>
          <table:table-cell office:value-type="string" calcext:value-type="string">
            <text:p>F</text:p>
          </table:table-cell>
          <table:table-cell office:value-type="float" office:value="1987" calcext:value-type="float">
            <text:p>1987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605_markdup.bam</text:p>
          </table:table-cell>
          <table:table-cell office:value-type="float" office:value="3957.5" calcext:value-type="float">
            <text:p>3957.5</text:p>
          </table:table-cell>
          <table:table-cell office:value-type="float" office:value="3933.7" calcext:value-type="float">
            <text:p>3933.7</text:p>
          </table:table-cell>
          <table:table-cell office:value-type="float" office:value="3993.5" calcext:value-type="float">
            <text:p>3993.5</text:p>
          </table:table-cell>
          <table:table-cell office:value-type="string" calcext:value-type="string">
            <text:p>F</text:p>
          </table:table-cell>
          <table:table-cell office:value-type="float" office:value="2009" calcext:value-type="float">
            <text:p>2009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649_markdup.bam</text:p>
          </table:table-cell>
          <table:table-cell office:value-type="float" office:value="5350.9" calcext:value-type="float">
            <text:p>5350.9</text:p>
          </table:table-cell>
          <table:table-cell office:value-type="float" office:value="4807.1" calcext:value-type="float">
            <text:p>4807.1</text:p>
          </table:table-cell>
          <table:table-cell office:value-type="float" office:value="6376.6" calcext:value-type="float">
            <text:p>6376.6</text:p>
          </table:table-cell>
          <table:table-cell office:value-type="string" calcext:value-type="string">
            <text:p>F</text:p>
          </table:table-cell>
          <table:table-cell office:value-type="float" office:value="1996" calcext:value-type="float">
            <text:p>1996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730_markdup.bam</text:p>
          </table:table-cell>
          <table:table-cell office:value-type="float" office:value="5615.36666666667" calcext:value-type="float">
            <text:p>5615.36666666667</text:p>
          </table:table-cell>
          <table:table-cell office:value-type="float" office:value="5442.8" calcext:value-type="float">
            <text:p>5442.8</text:p>
          </table:table-cell>
          <table:table-cell office:value-type="float" office:value="5843.8" calcext:value-type="float">
            <text:p>5843.8</text:p>
          </table:table-cell>
          <table:table-cell office:value-type="string" calcext:value-type="string">
            <text:p>F</text:p>
          </table:table-cell>
          <table:table-cell office:value-type="float" office:value="1989" calcext:value-type="float">
            <text:p>1989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566_markdup.bam</text:p>
          </table:table-cell>
          <table:table-cell office:value-type="float" office:value="3091.8" calcext:value-type="float">
            <text:p>3091.8</text:p>
          </table:table-cell>
          <table:table-cell office:value-type="float" office:value="3002.4" calcext:value-type="float">
            <text:p>3002.4</text:p>
          </table:table-cell>
          <table:table-cell office:value-type="float" office:value="3179.3" calcext:value-type="float">
            <text:p>3179.3</text:p>
          </table:table-cell>
          <table:table-cell office:value-type="string" calcext:value-type="string">
            <text:p>M</text:p>
          </table:table-cell>
          <table:table-cell office:value-type="float" office:value="1963" calcext:value-type="float">
            <text:p>1963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571_markdup.bam</text:p>
          </table:table-cell>
          <table:table-cell office:value-type="float" office:value="2663.56666666667" calcext:value-type="float">
            <text:p>2663.56666666667</text:p>
          </table:table-cell>
          <table:table-cell office:value-type="float" office:value="2595.9" calcext:value-type="float">
            <text:p>2595.9</text:p>
          </table:table-cell>
          <table:table-cell office:value-type="float" office:value="2751.1" calcext:value-type="float">
            <text:p>2751.1</text:p>
          </table:table-cell>
          <table:table-cell office:value-type="string" calcext:value-type="string">
            <text:p>M</text:p>
          </table:table-cell>
          <table:table-cell office:value-type="float" office:value="1969" calcext:value-type="float">
            <text:p>1969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580_markdup.bam</text:p>
          </table:table-cell>
          <table:table-cell office:value-type="float" office:value="3302.03333333333" calcext:value-type="float">
            <text:p>3302.03333333333</text:p>
          </table:table-cell>
          <table:table-cell office:value-type="float" office:value="3250.1" calcext:value-type="float">
            <text:p>3250.1</text:p>
          </table:table-cell>
          <table:table-cell office:value-type="float" office:value="3375.5" calcext:value-type="float">
            <text:p>3375.5</text:p>
          </table:table-cell>
          <table:table-cell office:value-type="string" calcext:value-type="string">
            <text:p>M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584_markdup.bam</text:p>
          </table:table-cell>
          <table:table-cell office:value-type="float" office:value="6721.1" calcext:value-type="float">
            <text:p>6721.1</text:p>
          </table:table-cell>
          <table:table-cell office:value-type="float" office:value="6579.8" calcext:value-type="float">
            <text:p>6579.8</text:p>
          </table:table-cell>
          <table:table-cell office:value-type="float" office:value="6825.7" calcext:value-type="float">
            <text:p>6825.7</text:p>
          </table:table-cell>
          <table:table-cell office:value-type="string" calcext:value-type="string">
            <text:p>F</text:p>
          </table:table-cell>
          <table:table-cell office:value-type="float" office:value="2018" calcext:value-type="float">
            <text:p>2018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585_markdup.bam</text:p>
          </table:table-cell>
          <table:table-cell office:value-type="float" office:value="4344.2" calcext:value-type="float">
            <text:p>4344.2</text:p>
          </table:table-cell>
          <table:table-cell office:value-type="float" office:value="3500.4" calcext:value-type="float">
            <text:p>3500.4</text:p>
          </table:table-cell>
          <table:table-cell office:value-type="float" office:value="4922" calcext:value-type="float">
            <text:p>4922</text:p>
          </table:table-cell>
          <table:table-cell office:value-type="string" calcext:value-type="string">
            <text:p>M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586_markdup.bam</text:p>
          </table:table-cell>
          <table:table-cell office:value-type="float" office:value="4775.43333333333" calcext:value-type="float">
            <text:p>4775.43333333333</text:p>
          </table:table-cell>
          <table:table-cell office:value-type="float" office:value="4632.8" calcext:value-type="float">
            <text:p>4632.8</text:p>
          </table:table-cell>
          <table:table-cell office:value-type="float" office:value="4916.8" calcext:value-type="float">
            <text:p>4916.8</text:p>
          </table:table-cell>
          <table:table-cell office:value-type="string" calcext:value-type="string">
            <text:p>M</text:p>
          </table:table-cell>
          <table:table-cell office:value-type="float" office:value="2006" calcext:value-type="float">
            <text:p>2006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587_markdup.bam</text:p>
          </table:table-cell>
          <table:table-cell office:value-type="float" office:value="3650.56666666667" calcext:value-type="float">
            <text:p>3650.56666666667</text:p>
          </table:table-cell>
          <table:table-cell office:value-type="float" office:value="3562.4" calcext:value-type="float">
            <text:p>3562.4</text:p>
          </table:table-cell>
          <table:table-cell office:value-type="float" office:value="3754.2" calcext:value-type="float">
            <text:p>3754.2</text:p>
          </table:table-cell>
          <table:table-cell office:value-type="string" calcext:value-type="string">
            <text:p>M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588_markdup.bam</text:p>
          </table:table-cell>
          <table:table-cell office:value-type="float" office:value="3503.53333333333" calcext:value-type="float">
            <text:p>3503.53333333333</text:p>
          </table:table-cell>
          <table:table-cell office:value-type="float" office:value="3440.1" calcext:value-type="float">
            <text:p>3440.1</text:p>
          </table:table-cell>
          <table:table-cell office:value-type="float" office:value="3566.8" calcext:value-type="float">
            <text:p>3566.8</text:p>
          </table:table-cell>
          <table:table-cell office:value-type="string" calcext:value-type="string">
            <text:p>M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589_markdup.bam</text:p>
          </table:table-cell>
          <table:table-cell office:value-type="float" office:value="5029.83333333333" calcext:value-type="float">
            <text:p>5029.83333333333</text:p>
          </table:table-cell>
          <table:table-cell office:value-type="float" office:value="4573.7" calcext:value-type="float">
            <text:p>4573.7</text:p>
          </table:table-cell>
          <table:table-cell office:value-type="float" office:value="5295.8" calcext:value-type="float">
            <text:p>5295.8</text:p>
          </table:table-cell>
          <table:table-cell office:value-type="string" calcext:value-type="string">
            <text:p>M</text:p>
          </table:table-cell>
          <table:table-cell office:value-type="float" office:value="2011" calcext:value-type="float">
            <text:p>201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590_markdup.bam</text:p>
          </table:table-cell>
          <table:table-cell office:value-type="float" office:value="3869.96666666667" calcext:value-type="float">
            <text:p>3869.96666666667</text:p>
          </table:table-cell>
          <table:table-cell office:value-type="float" office:value="3765.5" calcext:value-type="float">
            <text:p>3765.5</text:p>
          </table:table-cell>
          <table:table-cell office:value-type="float" office:value="3967.3" calcext:value-type="float">
            <text:p>3967.3</text:p>
          </table:table-cell>
          <table:table-cell office:value-type="string" calcext:value-type="string">
            <text:p>M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592_markdup.bam</text:p>
          </table:table-cell>
          <table:table-cell office:value-type="float" office:value="2929.1" calcext:value-type="float">
            <text:p>2929.1</text:p>
          </table:table-cell>
          <table:table-cell office:value-type="float" office:value="2878.2" calcext:value-type="float">
            <text:p>2878.2</text:p>
          </table:table-cell>
          <table:table-cell office:value-type="float" office:value="2960.2" calcext:value-type="float">
            <text:p>2960.2</text:p>
          </table:table-cell>
          <table:table-cell office:value-type="string" calcext:value-type="string">
            <text:p>F</text:p>
          </table:table-cell>
          <table:table-cell office:value-type="float" office:value="1951" calcext:value-type="float">
            <text:p>195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593_markdup.bam</text:p>
          </table:table-cell>
          <table:table-cell office:value-type="float" office:value="3591.7" calcext:value-type="float">
            <text:p>3591.7</text:p>
          </table:table-cell>
          <table:table-cell office:value-type="float" office:value="3542.4" calcext:value-type="float">
            <text:p>3542.4</text:p>
          </table:table-cell>
          <table:table-cell office:value-type="float" office:value="3666.9" calcext:value-type="float">
            <text:p>3666.9</text:p>
          </table:table-cell>
          <table:table-cell office:value-type="string" calcext:value-type="string">
            <text:p>F</text:p>
          </table:table-cell>
          <table:table-cell office:value-type="float" office:value="1961" calcext:value-type="float">
            <text:p>196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594_markdup.bam</text:p>
          </table:table-cell>
          <table:table-cell office:value-type="float" office:value="3816.3" calcext:value-type="float">
            <text:p>3816.3</text:p>
          </table:table-cell>
          <table:table-cell office:value-type="float" office:value="3779" calcext:value-type="float">
            <text:p>3779</text:p>
          </table:table-cell>
          <table:table-cell office:value-type="float" office:value="3887.4" calcext:value-type="float">
            <text:p>3887.4</text:p>
          </table:table-cell>
          <table:table-cell office:value-type="string" calcext:value-type="string">
            <text:p>M</text:p>
          </table:table-cell>
          <table:table-cell office:value-type="float" office:value="1994" calcext:value-type="float">
            <text:p>1994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596_markdup.bam</text:p>
          </table:table-cell>
          <table:table-cell office:value-type="float" office:value="2569.86666666667" calcext:value-type="float">
            <text:p>2569.86666666667</text:p>
          </table:table-cell>
          <table:table-cell office:value-type="float" office:value="2536.7" calcext:value-type="float">
            <text:p>2536.7</text:p>
          </table:table-cell>
          <table:table-cell office:value-type="float" office:value="2597.9" calcext:value-type="float">
            <text:p>2597.9</text:p>
          </table:table-cell>
          <table:table-cell office:value-type="string" calcext:value-type="string">
            <text:p>M</text:p>
          </table:table-cell>
          <table:table-cell office:value-type="float" office:value="1976" calcext:value-type="float">
            <text:p>1976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597_markdup.bam</text:p>
          </table:table-cell>
          <table:table-cell office:value-type="float" office:value="2607.16666666667" calcext:value-type="float">
            <text:p>2607.16666666667</text:p>
          </table:table-cell>
          <table:table-cell office:value-type="float" office:value="2570.1" calcext:value-type="float">
            <text:p>2570.1</text:p>
          </table:table-cell>
          <table:table-cell office:value-type="float" office:value="2632.5" calcext:value-type="float">
            <text:p>2632.5</text:p>
          </table:table-cell>
          <table:table-cell office:value-type="string" calcext:value-type="string">
            <text:p>M</text:p>
          </table:table-cell>
          <table:table-cell office:value-type="float" office:value="1978" calcext:value-type="float">
            <text:p>1978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601_markdup.bam</text:p>
          </table:table-cell>
          <table:table-cell office:value-type="float" office:value="3079.73333333333" calcext:value-type="float">
            <text:p>3079.73333333333</text:p>
          </table:table-cell>
          <table:table-cell office:value-type="float" office:value="3046.6" calcext:value-type="float">
            <text:p>3046.6</text:p>
          </table:table-cell>
          <table:table-cell office:value-type="float" office:value="3117.1" calcext:value-type="float">
            <text:p>3117.1</text:p>
          </table:table-cell>
          <table:table-cell office:value-type="string" calcext:value-type="string">
            <text:p>M</text:p>
          </table:table-cell>
          <table:table-cell office:value-type="float" office:value="2011" calcext:value-type="float">
            <text:p>201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604_markdup.bam</text:p>
          </table:table-cell>
          <table:table-cell office:value-type="float" office:value="3724.2" calcext:value-type="float">
            <text:p>3724.2</text:p>
          </table:table-cell>
          <table:table-cell office:value-type="float" office:value="3663.1" calcext:value-type="float">
            <text:p>3663.1</text:p>
          </table:table-cell>
          <table:table-cell office:value-type="float" office:value="3829.5" calcext:value-type="float">
            <text:p>3829.5</text:p>
          </table:table-cell>
          <table:table-cell office:value-type="string" calcext:value-type="string">
            <text:p>M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616_markdup.bam</text:p>
          </table:table-cell>
          <table:table-cell office:value-type="float" office:value="2826.46666666667" calcext:value-type="float">
            <text:p>2826.46666666667</text:p>
          </table:table-cell>
          <table:table-cell office:value-type="float" office:value="2765.2" calcext:value-type="float">
            <text:p>2765.2</text:p>
          </table:table-cell>
          <table:table-cell office:value-type="float" office:value="2896" calcext:value-type="float">
            <text:p>2896</text:p>
          </table:table-cell>
          <table:table-cell office:value-type="string" calcext:value-type="string">
            <text:p>F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621_markdup.bam</text:p>
          </table:table-cell>
          <table:table-cell office:value-type="float" office:value="2933.13333333333" calcext:value-type="float">
            <text:p>2933.13333333333</text:p>
          </table:table-cell>
          <table:table-cell office:value-type="float" office:value="2906" calcext:value-type="float">
            <text:p>2906</text:p>
          </table:table-cell>
          <table:table-cell office:value-type="float" office:value="2984.3" calcext:value-type="float">
            <text:p>2984.3</text:p>
          </table:table-cell>
          <table:table-cell office:value-type="string" calcext:value-type="string">
            <text:p>F</text:p>
          </table:table-cell>
          <table:table-cell office:value-type="float" office:value="1964" calcext:value-type="float">
            <text:p>1964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623_markdup.bam</text:p>
          </table:table-cell>
          <table:table-cell office:value-type="float" office:value="3521.56666666667" calcext:value-type="float">
            <text:p>3521.56666666667</text:p>
          </table:table-cell>
          <table:table-cell office:value-type="float" office:value="3502.4" calcext:value-type="float">
            <text:p>3502.4</text:p>
          </table:table-cell>
          <table:table-cell office:value-type="float" office:value="3555.3" calcext:value-type="float">
            <text:p>3555.3</text:p>
          </table:table-cell>
          <table:table-cell office:value-type="string" calcext:value-type="string">
            <text:p>F</text:p>
          </table:table-cell>
          <table:table-cell office:value-type="float" office:value="1942" calcext:value-type="float">
            <text:p>1942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632_markdup.bam</text:p>
          </table:table-cell>
          <table:table-cell office:value-type="float" office:value="5065.5" calcext:value-type="float">
            <text:p>5065.5</text:p>
          </table:table-cell>
          <table:table-cell office:value-type="float" office:value="4939.4" calcext:value-type="float">
            <text:p>4939.4</text:p>
          </table:table-cell>
          <table:table-cell office:value-type="float" office:value="5221.7" calcext:value-type="float">
            <text:p>5221.7</text:p>
          </table:table-cell>
          <table:table-cell office:value-type="string" calcext:value-type="string">
            <text:p>M</text:p>
          </table:table-cell>
          <table:table-cell office:value-type="float" office:value="1968" calcext:value-type="float">
            <text:p>1968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659_markdup.bam</text:p>
          </table:table-cell>
          <table:table-cell office:value-type="float" office:value="3010.5" calcext:value-type="float">
            <text:p>3010.5</text:p>
          </table:table-cell>
          <table:table-cell office:value-type="float" office:value="3000.4" calcext:value-type="float">
            <text:p>3000.4</text:p>
          </table:table-cell>
          <table:table-cell office:value-type="float" office:value="3026.5" calcext:value-type="float">
            <text:p>3026.5</text:p>
          </table:table-cell>
          <table:table-cell office:value-type="string" calcext:value-type="string">
            <text:p>F</text:p>
          </table:table-cell>
          <table:table-cell office:value-type="float" office:value="2013" calcext:value-type="float">
            <text:p>2013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694_markdup.bam</text:p>
          </table:table-cell>
          <table:table-cell office:value-type="float" office:value="2949.23333333333" calcext:value-type="float">
            <text:p>2949.23333333333</text:p>
          </table:table-cell>
          <table:table-cell office:value-type="float" office:value="2936.1" calcext:value-type="float">
            <text:p>2936.1</text:p>
          </table:table-cell>
          <table:table-cell office:value-type="float" office:value="2961.2" calcext:value-type="float">
            <text:p>2961.2</text:p>
          </table:table-cell>
          <table:table-cell office:value-type="string" calcext:value-type="string">
            <text:p>F</text:p>
          </table:table-cell>
          <table:table-cell office:value-type="float" office:value="1946" calcext:value-type="float">
            <text:p>1946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712_markdup.bam</text:p>
          </table:table-cell>
          <table:table-cell office:value-type="float" office:value="2875.43333333333" calcext:value-type="float">
            <text:p>2875.43333333333</text:p>
          </table:table-cell>
          <table:table-cell office:value-type="float" office:value="2828.1" calcext:value-type="float">
            <text:p>2828.1</text:p>
          </table:table-cell>
          <table:table-cell office:value-type="float" office:value="2911.3" calcext:value-type="float">
            <text:p>2911.3</text:p>
          </table:table-cell>
          <table:table-cell office:value-type="string" calcext:value-type="string">
            <text:p>F</text:p>
          </table:table-cell>
          <table:table-cell office:value-type="float" office:value="1985" calcext:value-type="float">
            <text:p>1985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meanEstimateTSOE.A1:meanEstimateTSOE.G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05T23:19:12.959469575</dc:date>
    <meta:editing-duration>PT5H42M28S</meta:editing-duration>
    <meta:editing-cycles>1</meta:editing-cycles>
    <meta:document-statistic meta:table-count="1" meta:cell-count="1693" meta:object-count="0"/>
    <meta:generator>LibreOffice/6.4.7.2$Linux_X86_64 LibreOffice_project/40$Build-2</meta:generator>
  </office:meta>
</office:document-meta>
</file>